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Heading">
      <style:paragraph-properties fo:text-align="center" style:justify-single-word="false"/>
      <style:text-properties fo:font-size="18pt" officeooo:paragraph-rsid="002694b2" style:font-size-asian="18pt" style:font-size-complex="18pt"/>
    </style:style>
    <style:style style:name="P12" style:family="paragraph" style:parent-style-name="Heading_20_1">
      <style:text-properties officeooo:paragraph-rsid="002694b2"/>
    </style:style>
    <style:style style:name="P13" style:family="paragraph" style:parent-style-name="Heading_20_2">
      <style:text-properties officeooo:rsid="000dd67e" officeooo:paragraph-rsid="002694b2"/>
    </style:style>
    <style:style style:name="P14" style:family="paragraph" style:parent-style-name="Heading_20_2">
      <style:text-properties officeooo:paragraph-rsid="002694b2"/>
    </style:style>
    <style:style style:name="P15" style:family="paragraph" style:parent-style-name="Marginalia">
      <style:text-properties officeooo:paragraph-rsid="002694b2"/>
    </style:style>
    <style:style style:name="P16" style:family="paragraph" style:parent-style-name="Text_20_body">
      <style:text-properties officeooo:paragraph-rsid="002694b2"/>
    </style:style>
    <style:style style:name="P17" style:family="paragraph" style:parent-style-name="Text_20_body">
      <style:text-properties fo:color="#c9211e" loext:opacity="100%" fo:font-weight="bold" officeooo:rsid="004cfa4c" officeooo:paragraph-rsid="002694b2" style:font-weight-asian="bold" style:font-weight-complex="bold"/>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Natsume-Souseki---Gubijinsou</text:p>
      <text:p text:style-name="P11">.. ..<text:line-break/>.. ..<text:line-break/><text:span text:style-name="T4">虞美人草</text:span><text:span text:style-name="T2"><text:line-break/>.. .</text:span>.<text:line-break/>.. ..<text:line-break/><text:span text:style-name="T3">夏目漱石<text:line-break/>.. ..</text:span><text:line-break/>.. ..</text:p>
      <text:p text:style-name="P16"/>
      <text:p text:style-name="P16"/>
      <text:p text:style-name="P16"><text:a xlink:type="simple" xlink:href="https://www.aozora.gr.jp/cards/000148/card761.html" text:style-name="Internet_20_link" text:visited-style-name="Visited_20_Internet_20_Link">https://www.aozora.gr.jp/cards/000148/card761.html</text:a></text:p>
      <text:p text:style-name="P16"/>
      <text:h text:style-name="P12" text:outline-level="1">§ 虞美人草</text:h>
      <text:h text:style-name="P14" text:outline-level="2">§ 一</text:h>
      <text:p text:style-name="P16">「随分遠いね。元来どこから登るのだ」</text:p>
      <text:p text:style-name="P16">と一人が手巾で額を拭きながら立ち留った。</text:p>
      <text:p text:style-name="P16">「どこか己にも判然せんがね。どこから登ったって、同じ事だ。山はあすこに見えているんだから」</text:p>
      <text:p text:style-name="P16">と顔も体躯も四角に出来上った男が無雑作に答えた。</text:p>
      <text:p text:style-name="P16">反を打った中折れの茶の廂の下から、深き眉を動かしながら、見上げる頭の上には、微茫なる春の空の、底までも藍を漂わして、吹けば揺くかと怪しまるるほど柔らかき中に屹然として、どうする気かと云わぬばかりに叡山が聳えている。</text:p>
      <text:p text:style-name="P16">「恐ろしい頑固な山だなあ」と四角な胸を突き出して、ちょっと桜の杖に身を倚たせていたが、</text:p>
      <text:p text:style-name="P16">「あんなに見えるんだから、訳はない」と今度は叡山を軽蔑したような事を云う。</text:p>
      <text:p text:style-name="P16">「あんなに見えるって、見えるのは今朝宿を立つ時から見えている。京都へ来て叡山が見えなくなっちゃ大変だ」</text:p>
      <text:p text:style-name="P16">「だから見えてるから、好いじゃないか。余計な事を云わずに歩行いていれば自然と山の上へ出るさ」</text:p>
      <text:p text:style-name="P16">細長い男は返事もせずに、帽子を脱いで、胸のあたりを煽いでいる。日頃からなる廂に遮ぎられて、菜の花を染め出す春の強き日を受けぬ広き額だけは目立って蒼白い。</text:p>
      <text:p text:style-name="P16">「おい、今から休息しちゃ大変だ、さあ早く行こう」</text:p>
      <text:p text:style-name="P16">« C’est drôlement loin, dis donc. Au fait, par où grimpe-t-on ? » <text:s/></text:p>
      <text:p text:style-name="P16">demanda l’un d’eux, s’arrêtant pour s’essuyer le front avec un mouchoir.</text:p>
      <text:p text:style-name="P16"/>
      <text:p text:style-name="P16">« Je ne sais pas trop non plus, mais peu importe par où on <text:soft-page-break/>monte, ça revient au même. La montagne, on la voit bien là-bas, non ? » <text:s/></text:p>
      <text:p text:style-name="P16">répondit sans façon l’homme au visage et au corps carrés.</text:p>
      <text:p text:style-name="P16"/>
      <text:p text:style-name="P16">Sous la visière brune de son chapeau cabossé, il leva les yeux, fronça ses épais sourcils, et, au-dessus de sa tête, le ciel printanier, vaporeux et bleu indigo jusqu’au fond, laissait se dresser fièrement le mont Hiei, comme s’il demandait : « Que comptes-tu faire de moi ? »</text:p>
      <text:p text:style-name="P16"/>
      <text:p text:style-name="P16">« Quelle montagne obstinée ! » lança l’homme carré, bombant la poitrine et s’appuyant un instant sur sa canne en bois de cerisier. <text:s/></text:p>
      <text:p text:style-name="P16">« Mais puisqu’on la voit si bien, ce n’est pas compliqué, » ajouta-t-il, cette fois sur un ton de mépris envers le mont Hiei.</text:p>
      <text:p text:style-name="P16"/>
      <text:p text:style-name="P16">« On la voit bien, c’est sûr, mais on la voit depuis qu’on a quitté l’auberge ce matin. Si on ne voyait plus le mont Hiei à Kyoto, ce serait un vrai problème. »</text:p>
      <text:p text:style-name="P16"/>
      <text:p text:style-name="P16">« Justement, puisqu’on la voit, tout va bien. Si tu arrêtes de dire des bêtises et que tu marches, tu finiras bien par arriver au sommet. »</text:p>
      <text:p text:style-name="P16"/>
      <text:p text:style-name="P16">L’homme longiligne ne répondit pas, ôta son chapeau et s’éventa la poitrine. Son large front, protégé d’ordinaire par la visière, paraissait particulièrement pâle sous le soleil printanier qui fait fleurir les champs de colza.</text:p>
      <text:p text:style-name="P16"/>
      <text:p text:style-name="P16">« Hé, si tu veux déjà faire une pause, on n’est pas sortis de l’auberge. Allez, dépêchons-nous ! »</text:p>
      <text:p text:style-name="P16">相手は汗ばんだ額を、思うまま春風に曝して、粘り着いた黒髪の、逆に飛ばぬを恨むごとくに、手巾を片手に握って、額とも云わず、顔とも云わず、頸窩の尽くるあたりまで、くちゃくちゃに掻き廻した。促がされた事には頓着する気色もなく、</text:p>
      <text:p text:style-name="P16">「君はあの山を頑固だと云ったね」と聞く。</text:p>
      <text:p text:style-name="P16"><text:soft-page-break/>「うむ、動かばこそと云ったような按排じゃないか。こう云う風に」と四角な肩をいとど四角にして、空いた方の手に栄螺の親類をつくりながら、いささか我も動かばこその姿勢を見せる。</text:p>
      <text:p text:style-name="P16">「動かばこそと云うのは、動けるのに動かない時の事を云うのだろう」と細長い眼の角から斜めに相手を見下した。</text:p>
      <text:p text:style-name="P16">「そうさ」</text:p>
      <text:p text:style-name="P16">「あの山は動けるかい」</text:p>
      <text:p text:style-name="P16">「アハハハまた始まった。君は余計な事を云いに生れて来た男だ。さあ行くぜ」と太い桜の洋杖を、ひゅうと鳴らさぬばかりに、肩の上まで上げるや否や、歩行き出した。瘠せた男も手巾を袂に収めて歩行き出す。</text:p>
      <text:p text:style-name="P16">「今日は山端の平八茶屋で一日遊んだ方がよかった。今から登ったって中途半端になるばかりだ。元来頂上まで何里あるのかい」</text:p>
      <text:p text:style-name="P16">「頂上まで一里半だ」</text:p>
      <text:p text:style-name="P16">Son compagnon, laissant la brise printanière sécher son front en sueur, semblait presque regretter que ses cheveux noirs collés par la transpiration ne s’envolent pas. Il triturait son mouchoir, le passant partout, du front jusqu’à la nuque, sans se soucier de l’invitation à repartir.</text:p>
      <text:p text:style-name="P16"/>
      <text:p text:style-name="P16">« Tu as dit que cette montagne était obstinée, n’est-ce pas ? » demanda-t-il.</text:p>
      <text:p text:style-name="P16"/>
      <text:p text:style-name="P16">« Oui, c’est comme si elle disait : “Essayez donc de me bouger !” » répondit l’homme carré, accentuant encore sa carrure et mimant un escargot avec sa main libre, pour illustrer son propos.</text:p>
      <text:p text:style-name="P16"/>
      <text:p text:style-name="P16">« Mais “essayer de bouger”, ça s’emploie quand on pourrait bouger mais qu’on ne le fait pas, non ? » lança l’homme longiligne, le regard en coin.</text:p>
      <text:p text:style-name="P16"/>
      <text:p text:style-name="P16">« C’est ça. »</text:p>
      <text:p text:style-name="P16"/>
      <text:p text:style-name="P16"><text:soft-page-break/>« Tu crois que cette montagne pourrait bouger ? »</text:p>
      <text:p text:style-name="P16"/>
      <text:p text:style-name="P16">« Ah, voilà que tu recommences ! Tu es vraiment né pour dire des choses inutiles. Allez, on y va ! » dit-il en brandissant sa canne de cerisier, prêt à repartir d’un pas vif. L’homme maigre rangea son mouchoir dans sa manche et se remit en marche.</text:p>
      <text:p text:style-name="P16"/>
      <text:p text:style-name="P16">« On aurait mieux fait de passer la journée à l’auberge Heihachi, au pied de la montagne. Si on commence l’ascension maintenant, on n’arrivera jamais au bout. Au fait, combien de ri jusqu’au sommet ? »</text:p>
      <text:p text:style-name="P16"/>
      <text:p text:style-name="P16">« Un ri et demi jusqu’en haut. »</text:p>
      <text:p text:style-name="P16">「どこから」</text:p>
      <text:p text:style-name="P16">「どこからか分るものか、たかの知れた京都の山だ」</text:p>
      <text:p text:style-name="P16">瘠せた男は何にも云わずににやにやと笑った。四角な男は威勢よく喋舌り続ける。</text:p>
      <text:p text:style-name="P16">「君のように計画ばかりしていっこう実行しない男と旅行すると、どこもかしこも見損ってしまう。連こそいい迷惑だ」</text:p>
      <text:p text:style-name="P16">「君のようにむちゃに飛び出されても相手は迷惑だ。第一、人を連れ出して置きながら、どこから登って、どこを見て、どこへ下りるのか見当がつかんじゃないか」</text:p>
      <text:p text:style-name="P16">「なんの、これしきの事に計画も何もいったものか、たかがあの山じゃないか」</text:p>
      <text:p text:style-name="P16">「あの山でもいいが、あの山は高さ何千尺だか知っているかい」</text:p>
      <text:p text:style-name="P16">「知るものかね。そんな下らん事を。――君知ってるのか」</text:p>
      <text:p text:style-name="P16">「僕も知らんがね」</text:p>
      <text:p text:style-name="P16">「それ見るがいい」</text:p>
      <text:p text:style-name="P16">「何もそんなに威張らなくてもいい。君だって知らんのだから。山の高さは御互に知らんとしても、山の上で何を見物して何時間かかるぐらいは多少確めて来なくっちゃ、予定通りに日程は進行するものじゃない」</text:p>
      <text:p text:style-name="P16"><text:soft-page-break/>「進行しなければやり直すだけだ。君のように余計な事を考えてるうちには何遍でもやり直しが出来るよ」となおさっさと行く。瘠せた男は無言のままあとに後れてしまう。</text:p>
      <text:p text:style-name="P16">« Depuis où ? »</text:p>
      <text:p text:style-name="P16"/>
      <text:p text:style-name="P16">« Comment le saurais-je ? Ce n’est qu’une montagne de Kyoto, rien de plus. »</text:p>
      <text:p text:style-name="P16"/>
      <text:p text:style-name="P16">L’homme maigre se contenta de sourire, tandis que l’homme carré continuait à parler d’un ton assuré.</text:p>
      <text:p text:style-name="P16"/>
      <text:p text:style-name="P16">« Voyager avec quelqu’un comme toi, qui ne fait que des plans sans jamais rien réaliser, c’est rater tout ce qu’il y a à voir. Pour le groupe, c’est une vraie plaie. »</text:p>
      <text:p text:style-name="P16"/>
      <text:p text:style-name="P16">« Et partir à l’aventure comme toi, c’est tout aussi gênant. D’abord, tu m’embarques sans même savoir par où monter, quoi voir, ou par où redescendre. »</text:p>
      <text:p text:style-name="P16"/>
      <text:p text:style-name="P16">« Pour ce genre de choses, pas besoin de plan ! Ce n’est qu’une montagne, après tout. »</text:p>
      <text:p text:style-name="P16"/>
      <text:p text:style-name="P16">« D’accord, mais tu sais au moins combien elle fait, cette montagne ? »</text:p>
      <text:p text:style-name="P16"/>
      <text:p text:style-name="P16">« Aucune idée, et je m’en fiche. Et toi, tu le sais ? »</text:p>
      <text:p text:style-name="P16"/>
      <text:p text:style-name="P16">« Non plus. »</text:p>
      <text:p text:style-name="P16"/>
      <text:p text:style-name="P16">« Tu vois bien ! »</text:p>
      <text:p text:style-name="P16"/>
      <text:p text:style-name="P16">« Pas la peine de fanfaronner. Puisque ni toi ni moi ne connaissons la hauteur, au moins faudrait-il savoir ce qu’on va voir là-haut et combien de temps ça prendra. Sinon, impossible de tenir un planning. »</text:p>
      <text:p text:style-name="P16"><text:soft-page-break/></text:p>
      <text:p text:style-name="P16">« Si ça ne marche pas, on recommencera. Avec toi, qui te poses mille questions, on pourra toujours recommencer autant de fois qu’il faudra ! » répondit-il en reprenant sa marche d’un pas vif. L’homme maigre, silencieux, resta un peu en retrait.</text:p>
      <text:p text:style-name="P17">Translate in french</text:p>
      <text:p text:style-name="P16">春はものの句になりやすき京の町を、七条から一条まで横に貫ぬいて、煙る柳の間から、温き水打つ白き布を、高野川の磧に数え尽くして、長々と北にうねる路を、おおかたは二里余りも来たら、山は自から左右に逼って、脚下に奔る潺湲の響も、折れるほどに曲るほどに、あるは、こなた、あるは、かなたと鳴る。山に入りて春は更けたるを、山を極めたらば春はまだ残る雪に寒かろうと、見上げる峰の裾を縫うて、暗き陰に走る一条の路に、爪上りなる向うから大原女が来る。牛が来る。京の春は牛の尿の尽きざるほどに、長くかつ静かである。</text:p>
      <text:p text:style-name="P16">「おおい」と後れた男は立ち留りながら、先きなる友を呼んだ。おおいと云う声が白く光る路を、春風に送られながら、のそり閑と行き尽して、萱ばかりなる突き当りの山にぶつかった時、一丁先きに動いていた四角な影ははたと留った。瘠せた男は、長い手を肩より高く伸して、返れ返れと二度ほど揺って見せる。桜の杖が暖かき日を受けて、またぴかりと肩の先に光ったと思う間もなく、彼は帰って来た。</text:p>
      <text:p text:style-name="P16">「何だい」</text:p>
      <text:p text:style-name="P16">「何だいじゃない。ここから登るんだ」</text:p>
      <text:p text:style-name="P16">「こんな所から登るのか。少し妙だぜ。こんな丸木橋を渡るのは妙だぜ」</text:p>
      <text:p text:style-name="P16">「君見たようにむやみに歩行いていると若狭の国へ出てしまうよ」</text:p>
      <text:p text:style-name="P16">「若狭へ出ても構わんが、いったい君は地理を心得ているのか」</text:p>
      <text:p text:style-name="P16">「今大原女に聴いて見た。この橋を渡って、あの細い道を向へ一里上がると出るそうだ」</text:p>
      <text:p text:style-name="P16">「出るとはどこへ出るのだい」</text:p>
      <text:p text:style-name="P16">「叡山の上へさ」</text:p>
      <text:p text:style-name="P16"><text:soft-page-break/>Au printemps, dans la ville de Kyô, où tout devient facilement sujet à poésie, nous avons traversé la ville d’est en ouest, de Shichijô à Ichijô, comptant sur les galets de la rivière Takano les linges blancs que l’on bat dans l’eau tiède, à travers les saules vaporeux. Après avoir parcouru plus de deux ri sur la longue route qui ondule vers le nord, les montagnes se resserrent d’elles-mêmes de chaque côté, et le murmure du ruisseau qui court à nos pieds résonne tantôt ici, tantôt là-bas, à chaque détour, à chaque courbe.</text:p>
      <text:p text:style-name="P16"/>
      <text:p text:style-name="P16">En entrant dans la montagne, le printemps semble déjà avancé, mais si l’on va jusqu’au sommet, il doit bien rester de la neige et faire encore froid. En longeant le pied de la montagne que l’on regarde en levant les yeux, sur une route sombre et étroite, une femme d’Ôhara descend vers nous, suivie d’un bœuf. Le printemps de Kyô est long et paisible, à tel point que l’urine des bœufs semble ne jamais tarir.</text:p>
      <text:p text:style-name="P16"/>
      <text:p text:style-name="P16">« Hé ! » lança l’homme resté en arrière, s’arrêtant pour appeler son compagnon devant lui. Sa voix, portée par le vent du printemps, parcourut la route blanche et brillante, et, après avoir traversé la plaine jusqu’à la montagne couverte de roseaux tout au bout, l’ombre carrée qui marchait devant s’arrêta net à une centaine de mètres. L’homme maigre leva son long bras au-dessus de l’épaule et fit signe deux fois de revenir. La canne de cerisier, frappée par le soleil chaud, brilla un instant sur son épaule, et déjà il revenait vers lui.</text:p>
      <text:p text:style-name="P16"/>
      <text:p text:style-name="P16">« Qu’y a-t-il ? »</text:p>
      <text:p text:style-name="P16"/>
      <text:p text:style-name="P16">« Comment ça, “qu’y a-t-il” ? C’est ici qu’on monte. »</text:p>
      <text:p text:style-name="P16"/>
      <text:p text:style-name="P16">« On monte par ici ? C’est un peu étrange, non ? Traverser un pont de rondins comme celui-là, c’est bizarre. »</text:p>
      <text:p text:style-name="P16"/>
      <text:p text:style-name="P16">« Si tu continues à marcher au hasard comme tu le fais, tu finiras par arriver dans la province de Wakasa. »</text:p>
      <text:p text:style-name="P16"/>
      <text:p text:style-name="P16"><text:soft-page-break/>« Ça ne me dérangerait pas, mais tu es sûr de connaître la région ? »</text:p>
      <text:p text:style-name="P16"/>
      <text:p text:style-name="P16">« Je viens de demander à la femme d’Ôhara. Il paraît qu’il faut traverser ce pont, puis suivre ce petit chemin sur une lieue, et on arrive en haut. »</text:p>
      <text:p text:style-name="P16"/>
      <text:p text:style-name="P16">« On arrive où, en haut ? »</text:p>
      <text:p text:style-name="P16"/>
      <text:p text:style-name="P16">« Au sommet du mont Hiei. »</text:p>
      <text:p text:style-name="P16">「叡山の上のどこへ出るだろう」</text:p>
      <text:p text:style-name="P16">「そりゃ知らない。登って見なければ分らないさ」</text:p>
      <text:p text:style-name="P16">「ハハハハ君のような計画好きでもそこまでは聞かなかったと見えるね。千慮の一失か。それじゃ、仰せに従って渡るとするかな。君いよいよ登りだぜ。どうだ、歩行けるか」</text:p>
      <text:p text:style-name="P16">「歩行けないたって、仕方がない」</text:p>
      <text:p text:style-name="P16">「なるほど哲学者だけあらあ。それで、もう少し判然すると一人前だがな」</text:p>
      <text:p text:style-name="P16">「何でも好いから、先へ行くが好い」</text:p>
      <text:p text:style-name="P16">「あとから尾いて来るかい」</text:p>
      <text:p text:style-name="P16">「いいから行くが好い」</text:p>
      <text:p text:style-name="P16">「尾いて来る気なら行くさ」</text:p>
      <text:p text:style-name="P16">渓川に危うく渡せる一本橋を前後して横切った二人の影は、草山の草繁き中を、辛うじて一縷の細き力に頂きへ抜ける小径のなかに隠れた。草は固より去年の霜を持ち越したまま立枯の姿であるが、薄く溶けた雲を透して真上から射し込む日影に蒸し返されて、両頬のほてるばかりに暖かい。</text:p>
      <text:p text:style-name="P16">「おい、君、甲野さん」と振り返る。甲野さんは細い山道に適当した細い体躯を真直に立てたまま、下を向いて</text:p>
      <text:p text:style-name="P16">「うん」と答えた。</text:p>
      <text:p text:style-name="P16">« Mais où exactement, au sommet ? »</text:p>
      <text:p text:style-name="P16"/>
      <text:p text:style-name="P16"><text:soft-page-break/>« Ça, je ne sais pas. Il faut monter pour voir. »</text:p>
      <text:p text:style-name="P16"/>
      <text:p text:style-name="P16">« Ha ha ha, même toi qui aimes tant planifier, tu n’as pas pensé à demander jusque-là. Une erreur sur mille ! Bon, alors, faisons comme tu dis et traversons. C’est le moment de grimper. Ça va, tu tiens le coup ? »</text:p>
      <text:p text:style-name="P16"/>
      <text:p text:style-name="P16">« Que je tienne ou non, je n’ai pas le choix. »</text:p>
      <text:p text:style-name="P16"/>
      <text:p text:style-name="P16">« Voilà qui est digne d’un philosophe. Mais il te manque encore un peu de clarté pour être complet. »</text:p>
      <text:p text:style-name="P16"/>
      <text:p text:style-name="P16">« Peu importe, allons-y. »</text:p>
      <text:p text:style-name="P16"/>
      <text:p text:style-name="P16">« Tu viens derrière ? »</text:p>
      <text:p text:style-name="P16"/>
      <text:p text:style-name="P16">« Ça ira, vas-y. »</text:p>
      <text:p text:style-name="P16"/>
      <text:p text:style-name="P16">« Si tu me suis, j’y vais. »</text:p>
      <text:p text:style-name="P16"/>
      <text:p text:style-name="P16">Les deux ombres traversèrent successivement le pont étroit jeté au-dessus du torrent, puis disparurent dans le petit sentier qui montait à travers l’herbe épaisse de la montagne. L’herbe, desséchée par le givre de l’an passé, se dressait toujours, mais sous les rayons du soleil printanier qui perçaient les nuages, la chaleur montait jusqu’à faire rougir les joues.</text:p>
      <text:p text:style-name="P16"/>
      <text:p text:style-name="P16">« Hé, Kôno-san ! » lança-t-il en se retournant. Kôno-san, le corps mince parfaitement adapté au sentier étroit, répondit sans lever la tête :</text:p>
      <text:p text:style-name="P16"/>
      <text:p text:style-name="P16">« Oui ? »</text:p>
      <text:p text:style-name="P16">「そろそろ降参しかけたな。弱い男だ。あの下を見たまえ」と例の桜の杖を左から右へかけて一振りに振り廻す。</text:p>
      <text:p text:style-name="P16"><text:soft-page-break/>振り廻した杖の先の尽くる、遥か向うには、白銀の一筋に眼を射る高野川を閃めかして、左右は燃え崩るるまでに濃く咲いた菜の花をべっとりと擦り着けた背景には薄紫の遠山を縹緲のあなたに描き出してある。</text:p>
      <text:p text:style-name="P16">「なるほど好い景色だ」と甲野さんは例の長身を捩じ向けて、際どく六十度の勾配に擦り落ちもせず立ち留っている。</text:p>
      <text:p text:style-name="P16">「いつの間に、こんなに高く登ったんだろう。早いものだな」と宗近君が云う。宗近君は四角な男の名である。</text:p>
      <text:p text:style-name="P16">「知らぬ間に堕落したり、知らぬ間に悟ったりするのと同じようなものだろう」</text:p>
      <text:p text:style-name="P16">「昼が夜になったり、春が夏になったり、若いものが年寄りになったり、するのと同じ事かな。それなら、おれも疾くに心得ている」</text:p>
      <text:p text:style-name="P16">「ハハハハそれで君は幾歳だったかな」</text:p>
      <text:p text:style-name="P16">「おれの幾歳より、君は幾歳だ」</text:p>
      <text:p text:style-name="P16">「僕は分かってるさ」</text:p>
      <text:p text:style-name="P16">「僕だって分かってるさ」</text:p>
      <text:p text:style-name="P16">« Tu es déjà prêt à abandonner, on dirait. Faible homme ! Regarde là-bas. » Il fit tournoyer sa canne de cerisier de la main gauche à la main droite.</text:p>
      <text:p text:style-name="P16"/>
      <text:p text:style-name="P16">Au bout de la canne, au loin, la rivière Takano brillait comme une ligne d’argent, et de chaque côté, les champs étaient couverts de fleurs de colza d’un jaune éclatant, tandis qu’au loin, les montagnes bleuâtres dessinaient une silhouette vaporeuse sur l’horizon.</text:p>
      <text:p text:style-name="P16"/>
      <text:p text:style-name="P16">« C’est vrai, c’est un beau paysage, » dit Kôno-san, tournant son grand corps sans glisser sur la pente raide, presque à soixante degrés.</text:p>
      <text:p text:style-name="P16"/>
      <text:p text:style-name="P16">« Quand est-ce qu’on a grimpé si haut ? Ça va vite, » dit Munetika-kun. Munetika-kun, c’est le nom de l’homme carré.</text:p>
      <text:p text:style-name="P16"/>
      <text:p text:style-name="P16"><text:soft-page-break/>« C’est comme tomber dans la décadence ou atteindre l’illumination sans s’en rendre compte, » répondit l’autre.</text:p>
      <text:p text:style-name="P16"/>
      <text:p text:style-name="P16">« C’est comme quand le jour devient nuit, le printemps devient été, ou les jeunes deviennent vieux sans s’en rendre compte. Si c’est ça, j’ai compris depuis longtemps. »</text:p>
      <text:p text:style-name="P16"/>
      <text:p text:style-name="P16">« Ha ha ha ! Alors, quel âge as-tu ? »</text:p>
      <text:p text:style-name="P16"/>
      <text:p text:style-name="P16">« Au lieu de demander mon âge, quel est le tien ? »</text:p>
      <text:p text:style-name="P16"/>
      <text:p text:style-name="P16">« Je le sais, moi. »</text:p>
      <text:p text:style-name="P16"/>
      <text:p text:style-name="P16">« Moi aussi, je le sais. »</text:p>
      <text:p text:style-name="P16">「ハハハハやっぱり隠す了見だと見える」</text:p>
      <text:p text:style-name="P16">「隠すものか、ちゃんと分ってるよ」</text:p>
      <text:p text:style-name="P16">「だから、幾歳なんだよ」</text:p>
      <text:p text:style-name="P16">「君から先へ云え」と宗近君はなかなか動じない。</text:p>
      <text:p text:style-name="P16">「僕は二十七さ」と甲野君は雑作もなく言って退ける。</text:p>
      <text:p text:style-name="P16">「そうか、それじゃ、僕も二十八だ」</text:p>
      <text:p text:style-name="P16">「だいぶ年を取ったものだね」</text:p>
      <text:p text:style-name="P16">「冗談を言うな。たった一つしか違わんじゃないか」</text:p>
      <text:p text:style-name="P16">「だから御互にさ。御互に年を取ったと云うんだ」</text:p>
      <text:p text:style-name="P16">「うん御互にか、御互なら勘弁するが、おれだけじゃ……」</text:p>
      <text:p text:style-name="P16">「聞き捨てにならんか。そう気にするだけまだ若いところもあるようだ」</text:p>
      <text:p text:style-name="P16">「何だ坂の途中で人を馬鹿にするな」</text:p>
      <text:p text:style-name="P16">「そら、坂の途中で邪魔になる。ちょっと退いてやれ」</text:p>
      <text:p text:style-name="P16">« Ha ha ha, tu veux le cacher, on dirait. »</text:p>
      <text:p text:style-name="P16"/>
      <text:p text:style-name="P16">« Pas du tout, je le sais parfaitement. »</text:p>
      <text:p text:style-name="P16"/>
      <text:p text:style-name="P16"><text:soft-page-break/>« Alors, quel âge as-tu ? »</text:p>
      <text:p text:style-name="P16"/>
      <text:p text:style-name="P16">« Dis-le d’abord, toi, » répondit Munetika, imperturbable.</text:p>
      <text:p text:style-name="P16"/>
      <text:p text:style-name="P16">« J’ai vingt-sept ans, » répondit Kôno, sans hésiter.</text:p>
      <text:p text:style-name="P16"/>
      <text:p text:style-name="P16">« Alors, moi, j’en ai vingt-huit. »</text:p>
      <text:p text:style-name="P16"/>
      <text:p text:style-name="P16">« On a bien vieilli, dis donc. »</text:p>
      <text:p text:style-name="P16"/>
      <text:p text:style-name="P16">« Ne dis pas de bêtises, il n’y a qu’un an de différence ! »</text:p>
      <text:p text:style-name="P16"/>
      <text:p text:style-name="P16">« Justement, on a vieilli tous les deux. »</text:p>
      <text:p text:style-name="P16"/>
      <text:p text:style-name="P16">« Oui, tous les deux. Si c’est tous les deux, ça va, mais si c’était juste moi… »</text:p>
      <text:p text:style-name="P16"/>
      <text:p text:style-name="P16">« Ça te fait réagir, tu es donc encore jeune dans ta tête. »</text:p>
      <text:p text:style-name="P16"/>
      <text:p text:style-name="P16">« Arrête de te moquer de moi au milieu de la montée ! »</text:p>
      <text:p text:style-name="P16"/>
      <text:p text:style-name="P16">« Attention, tu bloques le chemin. Décale-toi un peu. »</text:p>
      <text:p text:style-name="P16">百折れ千折れ、五間とは直に続かぬ坂道を、呑気な顔の女が、ごめんやすと下りて来る。身の丈に余る粗朶の大束を、緑り洩る濃き髪の上に圧え付けて、手も懸けずに戴きながら、宗近君の横を擦り抜ける。生い茂る立ち枯れの萱をごそつかせた後ろ姿の眼につくは、目暗縞の黒きが中を斜に抜けた赤襷である。一里を隔てても、そこと指す指の先に、引っ着いて見えるほどの藁葺は、この女の家でもあろう。天武天皇の落ちたまえる昔のままに、棚引く霞は長しえに八瀬の山里を封じて長閑である。</text:p>
      <text:p text:style-name="P16">「この辺の女はみんな奇麗だな。感心だ。何だか画のようだ」と宗近君が云う。</text:p>
      <text:p text:style-name="P16">「あれが大原女なんだろう」</text:p>
      <text:p text:style-name="P16"><text:soft-page-break/>「なに八瀬女だ」</text:p>
      <text:p text:style-name="P16">「八瀬女と云うのは聞いた事がないぜ」</text:p>
      <text:p text:style-name="P16">「なくっても八瀬の女に違ない。嘘だと思うなら今度逢ったら聞いてみよう」</text:p>
      <text:p text:style-name="P16">「誰も嘘だと云やしない。しかしあんな女を総称して大原女と云うんだろうじゃないか」</text:p>
      <text:p text:style-name="P16">「きっとそうか、受合うか」</text:p>
      <text:p text:style-name="P16">「そうする方が詩的でいい。何となく雅でいい」</text:p>
      <text:p text:style-name="P16">「じゃ当分雅号として用いてやるかな」</text:p>
      <text:p text:style-name="P16">「雅号は好いよ。世の中にはいろいろな雅号があるからな。立憲政体だの、万有神教だの、忠、信、孝、悌、だのってさまざまな奴があるから」</text:p>
      <text:p text:style-name="P16">「なるほど、蕎麦屋に藪がたくさん出来て、牛肉屋がみんないろはになるのもその格だね」</text:p>
      <text:p text:style-name="P16">「そうさ、御互に学士を名乗ってるのも同じ事だ」</text:p>
      <text:p text:style-name="P16">「つまらない。そんな事に帰着するなら雅号は廃せばよかった」</text:p>
      <text:p text:style-name="P16">「これから君は外交官の雅号を取るんだろう」</text:p>
      <text:p text:style-name="P16">「ハハハハあの雅号はなかなか取れない。試験官に雅味のある奴がいないせいだな」</text:p>
      <text:p text:style-name="P16">「もう何遍落第したかね。三遍か」</text:p>
      <text:p text:style-name="P16">「馬鹿を申せ」</text:p>
      <text:p text:style-name="P16">「じゃ二遍か」</text:p>
      <text:p text:style-name="P16">「なんだ、ちゃんと知ってる癖に。はばかりながら落第はこれでたった一遍だ」</text:p>
      <text:p text:style-name="P16">「一度受けて一遍なんだから、これからさき……」</text:p>
      <text:p text:style-name="P16">「何遍やるか分らないとなると、おれも少々心細い。ハハハハ。時に僕の雅号はそれでいいが、君は全体何をするんだい」</text:p>
      <text:p text:style-name="P16">「僕か。僕は叡山へ登るのさ。――おい君、そう後足で石を転がしてはいかん。後から尾いて行くものが剣呑だ。――ああ随分くたびれ<text:soft-page-break/>た。僕はここで休むよ」と甲野さんは、がさりと音を立てて枯薄の中へ仰向けに倒れた。</text:p>
      <text:p text:style-name="P16">「おやもう落第か。口でこそいろいろな雅号を唱えるが、山登りはから駄目だね」と宗近君は例の桜の杖で、甲野さんの寝ている頭の先をこつこつ敲く。敲くたびに杖の先が薄を薙ぎ倒してがさがさ音を立てる。</text:p>
      <text:p text:style-name="P16">「さあ起きた。もう少しで頂上だ。どうせ休むなら及第してから、ゆっくり休もう。さあ起きろ」</text:p>
      <text:p text:style-name="P16">「うん」</text:p>
      <text:p text:style-name="P16">「うんか、おやおや」</text:p>
      <text:p text:style-name="P16">「反吐が出そうだ」</text:p>
      <text:p text:style-name="P16">「反吐を吐いて落第するのか、おやおや。じゃ仕方がない。おれも一と休息仕ろう」</text:p>
      <text:p text:style-name="P16">甲野さんは黒い頭を、黄ばんだ草の間に押し込んで、帽子も傘も坂道に転がしたまま、仰向けに空を眺めている。蒼白く面高に削り成せる彼の顔と、無辺際に浮き出す薄き雲の※(「條の木に代えて栩のつくり」、第3水準1-90-31)然と消えて入る大いなる天上界の間には、一塵の眼を遮ぎるものもない。反吐は地面の上へ吐くものである。大空に向う彼の眼中には、地を離れ、俗を離れ、古今の世を離れて万里の天があるのみである。</text:p>
      <text:p text:style-name="P16">宗近君は米沢絣の羽織を脱いで、袖畳みにしてちょっと肩の上へ乗せたが、また思い返して、今度は胸の中から両手をむずと出して、うんと云う間に諸肌を脱いだ。下から袖無が露われる。袖無の裏から、もじゃもじゃした狐の皮が食み出している。これは支那へ行った友人の贈り物として君が大事の袖無である。千羊の皮は一狐の腋にしかずと云って、君はいつでもこの袖無を一着している。その癖裏に着けた狐の皮は斑にほうけて、むやみに脱落するところをもって見ると、何でもよほど性の悪い野良狐に違ない。</text:p>
      <text:p text:style-name="P16">「御山へ御登りやすのどすか、案内しまほうか、ホホホ妙な所に寝ていやはる」とまた目暗縞が下りて来る。</text:p>
      <text:p text:style-name="P16">「おい、甲野さん。妙な所に寝ていやはるとさ。女にまで馬鹿にさ<text:soft-page-break/>れるぜ。好い加減に起きてあるこうじゃないか」</text:p>
      <text:p text:style-name="P16">「女は人を馬鹿にするもんだ」</text:p>
      <text:p text:style-name="P16">と甲野さんは依然として天を眺めている。</text:p>
      <text:p text:style-name="P16">「そう泰然と尻を据えちゃ困るな。まだ反吐を吐きそうかい」</text:p>
      <text:p text:style-name="P16">「動けば吐く」</text:p>
      <text:p text:style-name="P16">「厄介だなあ」</text:p>
      <text:p text:style-name="P16">「すべての反吐は動くから吐くのだよ。俗界万斛の反吐皆動の一字より来る」</text:p>
      <text:p text:style-name="P16">「何だ本当に吐くつもりじゃないのか。つまらない。僕はまたいよいよとなったら、君を担いで麓まで下りなけりゃならんかと思って、内心少々辟易していたんだ」</text:p>
      <text:p text:style-name="P16">「余計な御世話だ。誰も頼みもしないのに」</text:p>
      <text:p text:style-name="P16">「君は愛嬌のない男だね」</text:p>
      <text:p text:style-name="P16">「君は愛嬌の定義を知ってるかい」</text:p>
      <text:p text:style-name="P16">「何のかのと云って、一分でも余計動かずにいようと云う算段だな。怪しからん男だ」</text:p>
      <text:p text:style-name="P16">「愛嬌と云うのはね、――自分より強いものを斃す柔かい武器だよ」</text:p>
      <text:p text:style-name="P16">「それじゃ無愛想は自分より弱いものを、扱き使う鋭利なる武器だろう」</text:p>
      <text:p text:style-name="P16">「そんな論理があるものか。動こうとすればこそ愛嬌も必要になる。動けば反吐を吐くと知った人間に愛嬌が入るものか」</text:p>
      <text:p text:style-name="P16">「いやに詭弁を弄するね。そんなら僕は御先へ御免蒙るぜ。いいか」</text:p>
      <text:p text:style-name="P16">「勝手にするがいい」と甲野さんはやっぱり空を眺めている。</text:p>
      <text:p text:style-name="P16">宗近君は脱いだ両袖をぐるぐると腰へ巻き付けると共に、毛脛に纏わる竪縞の裾をぐいと端折って、同じく白縮緬の周囲に畳み込む。最前袖畳にした羽織を桜の杖の先へ引き懸けるが早いか「一剣天下を行く」と遠慮のない声を出しながら、十歩に尽くる岨路を飄然として左へ折れたぎり見えなくなった。</text:p>
      <text:p text:style-name="P16"><text:soft-page-break/>あとは静である。静かなる事定って、静かなるうちに、わが一脈の命を託すると知った時、この大乾坤のいずくにか通う、わが血潮は、粛々と動くにもかかわらず、音なくして寂定裏に形骸を土木視して、しかも依稀たる活気を帯ぶ。生きてあらんほどの自覚に、生きて受くべき有耶無耶の累を捨てたるは、雲の岫を出で、空の朝な夕なを変わると同じく、すべての拘泥を超絶したる活気である。古今来を空しゅうして、東西位を尽くしたる世界のほかなる世界に片足を踏み込んでこそ――それでなければ化石になりたい。赤も吸い、青も吸い、黄も紫も吸い尽くして、元の五彩に還す事を知らぬ真黒な化石になりたい。それでなければ死んで見たい。死は万事の終である。また万事の始めである。時を積んで日となすとも、日を積んで月となすとも、月を積んで年となすとも、詮ずるにすべてを積んで墓となすに過ぎぬ。墓の此方側なるすべてのいさくさは、肉一重の垣に隔てられた因果に、枯れ果てたる骸骨にいらぬ情けの油を注して、要なき屍に長夜の踊をおどらしむる滑稽である。遐なる心を持てるものは、遐なる国をこそ慕え。</text:p>
      <text:p text:style-name="P16">考えるともなく考えた甲野君はようやくに身を起した。また歩行かねばならぬ。見たくもない叡山を見て、いらざる豆の数々に、役にも立たぬ登山の痕迹を、二三日がほどは、苦しき記念と残さねばならぬ。苦しき記念が必要ならば数えて白頭に至って尽きぬほどある。裂いて髄にいって消えぬほどある。いたずらに足の底に膨れ上る豆の十や二十――と切り石の鋭どき上に半ば掛けたる編み上げの踵を見下ろす途端、石はきりりと面を更えて、乗せかけた足をすわと云う間に二尺ほど滑べらした。甲野さんは</text:p>
      <text:p text:style-name="P16">「万里の道を見ず」</text:p>
      <text:p text:style-name="P16">と小声に吟じながら、傘を力に、岨路を登り詰めると、急に折れた胸突坂が、下から来る人を天に誘う風情で帽に逼って立っている。甲野さんは真廂を煽って坂の下から真一文字に坂の尽きる頂きを見上げた。坂の尽きた頂きから、淡きうちに限りなき春の色を漲ぎらしたる果もなき空を見上げた。甲野さんはこの時</text:p>
      <text:p text:style-name="P16">「ただ万里の天を見る」</text:p>
      <text:p text:style-name="P16">と第二の句を、同じく小声に歌った。</text:p>
      <text:p text:style-name="P16"><text:soft-page-break/>草山を登り詰めて、雑木の間を四五段上ると、急に肩から暗くなって、踏む靴の底が、湿っぽく思われる。路は山の背を、西から東へ渡して、たちまちのうちに草を失するとすぐ森に移ったのである。近江の空を深く色どるこの森の、動かねば、その上の幹と、その上の枝が、幾重幾里に連なりて、昔しながらの翠りを年ごとに黒く畳むと見える。二百の谷々を埋め、三百の神輿を埋め、三千の悪僧を埋めて、なお余りある葉裏に、三藐三菩提の仏達を埋め尽くして、森々と半空に聳ゆるは、伝教大師以来の杉である。甲野さんはただ一人この杉の下を通る。</text:p>
      <text:p text:style-name="P16">右よりし左よりして、行く人を両手に遮ぎる杉の根は、土を穿ち石を裂いて深く地磐に食い入るのみか、余る力に、跳ね返して暗き道を、二寸の高さに段々と横切っている。登らんとする岩の梯子に、自然の枕木を敷いて、踏み心地よき幾級の階を、山霊の賜と甲野さんは息を切らして上って行く。</text:p>
      <text:p text:style-name="P16">行く路の杉に逼って、暗きより洩るるがごとく這い出ずる日影蔓の、足に纏わるほどに繁きを越せば、引かれたる蔓の長きを伝わって、手も届かぬに、朽ちかかる歯朶の、風なき昼をふらふらと揺く。</text:p>
      <text:p text:style-name="P16">「ここだ、ここだ」</text:p>
      <text:p text:style-name="P16">と宗近君が急に頭の上で天狗のような声を出す。朽草の土となるまで積み古るしたる上を、踏めば深靴を隠すほどに踏み答えもなきに、甲野さんはようやくの思で、蝙蝠傘を力に、天狗の座まで、登って行く。</text:p>
      <text:p text:style-name="P16">「善哉善哉、われ汝を待つ事ここに久しだ。全体何をぐずぐずしていたのだ」</text:p>
      <text:p text:style-name="P16">甲野さんはただああと云ったばかりで、いきなり蝙蝠傘を放り出すと、その上へどさりと尻持を突いた。</text:p>
      <text:p text:style-name="P16">「また反吐か、反吐を吐く前に、ちょっとあの景色を見なさい。あれを見るとせっかくの反吐も残念ながら収まっちまう」</text:p>
      <text:p text:style-name="P16">と例の桜の杖で、杉の間を指す。天を封ずる老幹の亭々と行儀よく並ぶ隙間に、的※(「白＋樂」、第3水準1-88-69)と近江の湖が光った。</text:p>
      <text:p text:style-name="P16"><text:soft-page-break/>「なるほど」と甲野さんは眸を凝らす。</text:p>
      <text:p text:style-name="P16">鏡を延べたとばかりでは飽き足らぬ。琵琶の銘ある鏡の明かなるを忌んで、叡山の天狗共が、宵に偸んだ神酒の酔に乗じて、曇れる気息を一面に吹き掛けたように――光るものの底に沈んだ上には、野と山にはびこる陽炎を巨人の絵の具皿にあつめて、ただ一刷に抹り付けた、瀲※(「さんずい＋艶」、第4水準2-79-53)たる春色が、十里のほかに糢糊と棚引いている。</text:p>
      <text:p text:style-name="P16">「なるほど」と甲野さんはまた繰り返した。</text:p>
      <text:p text:style-name="P16">「なるほどだけか。君は何を見せてやっても嬉しがらない男だね」</text:p>
      <text:p text:style-name="P16">「見せてやるなんて、自分が作ったものじゃあるまいし」</text:p>
      <text:p text:style-name="P16">「そう云う恩知らずは、得て哲学者にあるもんだ。親不孝な学問をして、日々人間と御無沙汰になって……」</text:p>
      <text:p text:style-name="P16">「誠に済みません。――親不孝な学問か、ハハハハハ。君白い帆が見える。そら、あの島の青い山を背にして――まるで動かんぜ。いつまで見ていても動かんぜ」</text:p>
      <text:p text:style-name="P16">「退屈な帆だな。判然しないところが君に似ていらあ。しかし奇麗だ。おや、こっちにもいるぜ」</text:p>
      <text:p text:style-name="P16">「あの、ずっと向うの紫色の岸の方にもある」</text:p>
      <text:p text:style-name="P16">「うん、ある、ある。退屈だらけだ。べた一面だ」</text:p>
      <text:p text:style-name="P16">「まるで夢のようだ」</text:p>
      <text:p text:style-name="P16">「何が」</text:p>
      <text:p text:style-name="P16">「何がって、眼前の景色がさ」</text:p>
      <text:p text:style-name="P16">「うんそうか。僕はまた君が何か思い出したのかと思った。ものは君、さっさと片付けるに限るね。夢のごとしだって懐手をしていちゃ、駄目だよ」</text:p>
      <text:p text:style-name="P16">「何を云ってるんだい」</text:p>
      <text:p text:style-name="P16">「おれの云う事もやっぱり夢のごとしか。アハハハハ時に将門が気※(「陷のつくり＋炎」、第3水準1-87-64)を吐いたのはどこいらだろう」</text:p>
      <text:p text:style-name="P16">「何でも向う側だ。京都を瞰下したんだから。こっちじゃない。あ<text:soft-page-break/>いつも馬鹿だなあ」</text:p>
      <text:p text:style-name="P16">「将門か。うん、気※(「陷のつくり＋炎」、第3水準1-87-64)を吐くより、反吐でも吐く方が哲学者らしいね」</text:p>
      <text:p text:style-name="P16">「哲学者がそんなものを吐くものか」</text:p>
      <text:p text:style-name="P16">「本当の哲学者になると、頭ばかりになって、ただ考えるだけか、まるで達磨だね」</text:p>
      <text:p text:style-name="P16">「あの煙るような島は何だろう」</text:p>
      <text:p text:style-name="P16">「あの島か、いやに縹緲としているね。おおかた竹生島だろう」</text:p>
      <text:p text:style-name="P16">「本当かい」</text:p>
      <text:p text:style-name="P16">「なあに、好い加減さ。雅号なんざ、どうだって、質さえたしかなら構わない主義だ」</text:p>
      <text:p text:style-name="P16">「そんなたしかなものが世の中にあるものか、だから雅号が必要なんだ」</text:p>
      <text:p text:style-name="P16">「人間万事夢のごとしか。やれやれ」</text:p>
      <text:p text:style-name="P16">「ただ死と云う事だけが真だよ」</text:p>
      <text:p text:style-name="P16">「いやだぜ」</text:p>
      <text:p text:style-name="P16">「死に突き当らなくっちゃ、人間の浮気はなかなかやまないものだ」</text:p>
      <text:p text:style-name="P16">「やまなくって好いから、突き当るのは真っ平御免だ」</text:p>
      <text:p text:style-name="P16">「御免だって今に来る。来た時にああそうかと思い当るんだね」</text:p>
      <text:p text:style-name="P16">「誰が」</text:p>
      <text:p text:style-name="P16">「小刀細工の好な人間がさ」</text:p>
      <text:p text:style-name="P16">山を下りて近江の野に入れば宗近君の世界である。高い、暗い、日のあたらぬ所から、うららかな春の世を、寄り付けぬ遠くに眺めているのが甲野さんの世界である。</text:p>
      <text:h text:style-name="P14" text:outline-level="2">§　二</text:h>
      <text:p text:style-name="P16">紅を弥生に包む昼酣なるに、春を抽んずる紫の濃き一点を、天地の眠れるなかに、鮮やかに滴たらしたるがごとき女である。夢の世を夢よりも艶に眺めしむる黒髪を、乱るるなと畳める鬢の上には、玉虫貝<text:soft-page-break/>を冴々と菫に刻んで、細き金脚にはっしと打ち込んでいる。静かなる昼の、遠き世に心を奪い去らんとするを、黒き眸のさと動けば、見る人は、あなやと我に帰る。半滴のひろがりに、一瞬の短かきを偸んで、疾風の威を作すは、春にいて春を制する深き眼である。この瞳を遡って、魔力の境を窮むるとき、桃源に骨を白うして、再び塵寰に帰るを得ず。ただの夢ではない。糢糊たる夢の大いなるうちに、燦たる一点の妖星が、死ぬるまで我を見よと、紫色の、眉近く逼るのである。女は紫色の着物を着ている。</text:p>
      <text:p text:style-name="P16">静かなる昼を、静かに栞を抽いて、箔に重き一巻を、女は膝の上に読む。</text:p>
      <text:p text:style-name="P16">「墓の前に跪ずいて云う。この手にて――この手にて君を埋め参らせしを、今はこの手も自由ならず。捕われて遠き国に、行くほどもあらねば、この手にて君が墓を掃い、この手にて香を焚くべき折々の、長しえに尽きたりと思いたまえ。生ける時は、莫耶も我らを割き難きに、死こそ無惨なれ。羅馬の君は埃及に葬むられ、埃及なるわれは、君が羅馬に埋められんとす。君が羅馬は――わが思うほどの恩を、憂きわれに拒める、君が羅馬は、つれなき君が羅馬なり。されど、情だにあらば、羅馬の神は、よも生きながらの辱に、市に引かるるわれを、雲の上よりよそに見たまわざるべし。君が仇なる人の勝利を飾るわれを。埃及の神に見離されたるわれを。君が片身と残したまえるわが命こそ仇なれ。情ある羅馬の神に祈る。――われを隠したまえ。恥見えぬ墓の底に、君とわれを永劫に隠したまえ。」</text:p>
      <text:p text:style-name="P16">女は顔を上げた。蒼白き頬の締れるに、薄き化粧をほのかに浮かせるは、一重の底に、余れる何物かを蔵せるがごとく、蔵せるものを見極わめんとあせる男はことごとく虜となる。男は眩げに半ば口元を動かした。口の居住の崩るる時、この人の意志はすでに相手の餌食とならねばならぬ。下唇のわざとらしく色めいて、しかも判然と口を切らぬ瞬間に、切り付けられたものは、必ず受け損う。</text:p>
      <text:p text:style-name="P16">女はただ隼の空を搏つがごとくちらと眸を動かしたのみである。男はにやにやと笑った。勝負はすでについた。舌を※(「月＋咢」、第3水準1-90-51)頭に飛ばして、泡吹く蟹と、烏鷺を争うは策のもっとも拙なきものである。風励鼓行して、やむなく城下の誓をなさしむるは<text:soft-page-break/>策のもっとも凡なるものである。蜜を含んで針を吹き、酒を強いて毒を盛るは策のいまだ至らざるものである。最上の戦には一語をも交うる事を許さぬ。拈華の一拶は、ここを去る八千里ならざるも、ついに不言にしてまた不語である。ただ躊躇する事刹那なるに、虚をうつ悪魔は、思うつぼに迷と書き、惑と書き、失われたる人の子、と書いて、すわと云う間に引き上げる。下界万丈の鬼火に、腥さき青燐を筆の穂に吹いて、会釈もなく描き出せる文字は、白髪をたわしにして洗っても容易くは消えぬ。笑ったが最後、男はこの笑を引き戻す訳には行くまい。</text:p>
      <text:p text:style-name="P16">「小野さん」と女が呼びかけた。</text:p>
      <text:p text:style-name="P16">「え？」とすぐ応じた男は、崩れた口元を立て直す暇もない。唇に笑を帯びたのは、半ば無意識にあらわれたる、心の波を、手持無沙汰に草書に崩したまでであって、崩したものの尽きんとする間際に、崩すべき第二の波の来ぬのを煩っていた折であるから、渡りに船の「え？」は心安く咽喉を滑り出たのである。女は固より曲者である。「え？」と云わせたまま、しばらくは何にも云わぬ。</text:p>
      <text:p text:style-name="P16">「何ですか」と男は二の句を継いだ。継がねばせっかくの呼吸が合わぬ。呼吸が合わねば不安である。相手を眼中に置くものは、王侯といえども常にこの感を起す。いわんや今、紫の女のほかに、何ものも映らぬ男の眼には、二の句は固より愚かである。</text:p>
      <text:p text:style-name="P16">女はまだ何にも言わぬ。床に懸けた容斎の、小松に交る稚子髷の、太刀持こそ、昔しから長閑である。狩衣に、鹿毛なる駒の主人は、事なきに慣れし殿上人の常か、動く景色も見えぬ。ただ男だけは気が気でない。一の矢はあだに落ちた、二の矢のあたった所は判然せぬ。これが外れれば、また継がねばならぬ。男は気息を凝らして女の顔を見詰めている。肉の足らぬ細面に予期の情を漲らして、重きに過ぐる唇の、奇か偶かを疑がいつつも、手答のあれかしと念ずる様子である。</text:p>
      <text:p text:style-name="P16">「まだ、そこにいらしったんですか」と女は落ちついた調子で云う。これは意外な手答である。天に向って彎ける弓の、危うくも吾が頭の上に、瓢箪羽を舞い戻したようなものである。男の我を忘れて、相手を見守るに引き反えて、女は始めより、わが前に坐われる人の存在を、膝に開ける一冊のうちに見失っていたと見える。その癖、女は<text:soft-page-break/>この書物を、箔美しと見つけた時、今携えたる男の手から※(「てへん＋宛」、第3水準1-84-80)ぎ取るようにして、読み始めたのである。</text:p>
      <text:p text:style-name="P16">男は「ええ」と申したぎりであった。</text:p>
      <text:p text:style-name="P16">「この女は羅馬へ行くつもりなんでしょうか」</text:p>
      <text:p text:style-name="P16">女は腑に落ちぬ不快の面持で男の顔を見た。小野さんは「クレオパトラ」の行為に対して責任を持たねばならぬ。</text:p>
      <text:p text:style-name="P16">「行きはしませんよ。行きはしませんよ」</text:p>
      <text:p text:style-name="P16">と縁もない女王を弁護したような事を云う。</text:p>
      <text:p text:style-name="P16">「行かないの？　私だって行かないわ」と女はようやく納得する。小野さんは暗い隧道を辛うじて抜け出した。</text:p>
      <text:p text:style-name="P16">「沙翁の書いたものを見るとその女の性格が非常によく現われていますよ」</text:p>
      <text:p text:style-name="P16">小野さんは隧道を出るや否や、すぐ自転車に乗って馳け出そうとする。魚は淵に躍る、鳶は空に舞う。小野さんは詩の郷に住む人である。</text:p>
      <text:p text:style-name="P16">稜錐塔の空を燬く所、獅身女の砂を抱く所、長河の鰐魚を蔵する所、二千年の昔妖姫クレオパトラの安図尼と相擁して、駝鳥の※(「翌の立に代えて妾」、第4水準2-84-92)※(「たけかんむり／捷のつくり」、第4水準2-83-53)に軽く玉肌を払える所、は好画題であるまた好詩料である。小野さんの本領である。</text:p>
      <text:p text:style-name="P16">「沙翁の描いたクレオパトラを見ると一種妙な心持ちになります」</text:p>
      <text:p text:style-name="P16">「どんな心持ちに？」</text:p>
      <text:p text:style-name="P16">「古い穴の中へ引き込まれて、出る事が出来なくなって、ぼんやりしているうちに、紫色のクレオパトラが眼の前に鮮やかに映って来ます。剥げかかった錦絵のなかから、たった一人がぱっと紫に燃えて浮き出して来ます」</text:p>
      <text:p text:style-name="P16">「紫？　よく紫とおっしゃるのね。なぜ紫なんです」</text:p>
      <text:p text:style-name="P16">「なぜって、そう云う感じがするのです」</text:p>
      <text:p text:style-name="P16">「じゃ、こんな色ですか」と女は青き畳の上に半ば敷ける、長き袖を、さっと捌いて、小野さんの鼻の先に翻えす。小野さんの眉間の奥<text:soft-page-break/>で、急にクレオパトラの臭がぷんとした。</text:p>
      <text:p text:style-name="P16">「え？」と小野さんは俄然として我に帰る。空を掠める子規の、駟も及ばぬに、降る雨の底を突き通して過ぎたるごとく、ちらと動ける異しき色は、疾く収まって、美くしい手は膝頭に乗っている。脈打つとさえ思えぬほどに静かに乗っている。</text:p>
      <text:p text:style-name="P16">ぷんとしたクレオパトラの臭は、しだいに鼻の奥から逃げて行く。二千年の昔から不意に呼び出された影の、恋々と遠のく後を追うて、小野さんの心は杳窕の境に誘われて、二千年のかなたに引き寄せらるる。</text:p>
      <text:p text:style-name="P16">「そよと吹く風の恋や、涙の恋や、嘆息の恋じゃありません。暴風雨の恋、暦にも録っていない大暴雨の恋。九寸五分の恋です」と小野さんが云う。</text:p>
      <text:p text:style-name="P16">「九寸五分の恋が紫なんですか」</text:p>
      <text:p text:style-name="P16">「九寸五分の恋が紫なんじゃない、紫の恋が九寸五分なんです」</text:p>
      <text:p text:style-name="P16">「恋を斬ると紫色の血が出るというのですか」</text:p>
      <text:p text:style-name="P16">「恋が怒ると九寸五分が紫色に閃ると云うのです」</text:p>
      <text:p text:style-name="P16">「沙翁がそんな事を書いているんですか」</text:p>
      <text:p text:style-name="P16">「沙翁が描いた所を私が評したのです。――安図尼が羅馬でオクテヴィアと結婚した時に――使のものが結婚の報道を持って来た時に――クレオパトラの……」</text:p>
      <text:p text:style-name="P16">「紫が嫉妬で濃く染まったんでしょう」</text:p>
      <text:p text:style-name="P16">「紫が埃及の日で焦げると、冷たい短刀が光ります」</text:p>
      <text:p text:style-name="P16">「このくらいの濃さ加減なら大丈夫ですか」と言う間もなく長い袖が再び閃いた。小野さんはちょっと話の腰を折られた。相手に求むるところがある時でさえ、腰を折らねば承知をせぬ女である。毒気を抜いた女は得意に男の顔を眺めている。</text:p>
      <text:p text:style-name="P16">「そこでクレオパトラがどうしました」と抑えた女は再び手綱を緩める。小野さんは馳け出さなければならぬ。</text:p>
      <text:p text:style-name="P16">「オクテヴィヤの事を根堀り葉堀り、使のものに尋ねるんです。その尋ね方が、詰り方が、性格を活動させているから面白い。オクテ<text:soft-page-break/>ヴィヤは自分のように背が高いかの、髪の毛はどんな色だの、顔が丸いかの、声が低いかの、年はいくつだのと、どこまでも使者を追窮します。……」</text:p>
      <text:p text:style-name="P16">「全体追窮する人の年はいくつなんです」</text:p>
      <text:p text:style-name="P16">「クレオパトラは三十ばかりでしょう」</text:p>
      <text:p text:style-name="P16">「それじゃ私に似てだいぶ御婆さんね」</text:p>
      <text:p text:style-name="P16">女は首を傾けてホホと笑った。男は怪しき靨のなかに捲き込まれたままちょっと途方に暮れている。肯定すれば偽りになる。ただ否定するのは、あまりに平凡である。皓い歯に交る一筋の金の耀いてまた消えんとする間際まで、男は何の返事も出なかった。女の年は二十四である。小野さんは、自分と三つ違である事を疾うから知っている。</text:p>
      <text:p text:style-name="P16">美しき女の二十を越えて夫なく、空しく一二三を数えて、二十四の今日まで嫁がぬは不思議である。春院いたずらに更けて、花影欄にたけなわなるを、遅日早く尽きんとする風情と見て、琴を抱いて恨み顔なるは、嫁ぎ後れたる世の常の女の習なるに、麈尾に払う折々の空音に、琵琶らしき響を琴柱に聴いて、本来ならぬ音色を興あり気に楽しむはいよいよ不思議である。仔細は固より分らぬ。この男とこの女の、互に語る言葉の影から、時々に覗き込んで、いらざる臆測に、うやむやなる恋の八卦をひそかに占なうばかりである。</text:p>
      <text:p text:style-name="P16">「年を取ると嫉妬が増して来るものでしょうか」と女は改たまって、小野さんに聞いた。</text:p>
      <text:p text:style-name="P16">小野さんはまた面喰う。詩人は人間を知らねばならん。女の質問には当然答うべき義務がある。けれども知らぬ事は答えられる訳がない。中年の人の嫉妬を見た事のない男は、いくら詩人でも文士でも致し方がない。小野さんは文字に堪能なる文学者である。</text:p>
      <text:p text:style-name="P16">「そうですね。やっぱり人に因るでしょう」</text:p>
      <text:p text:style-name="P16">角を立てない代りに挨拶は濁っている。それで済ます女ではない。</text:p>
      <text:p text:style-name="P16">「私がそんな御婆さんになったら――今でも御婆さんでしたっけね。ホホホ――しかしそのくらいな年になったら、どうでしょう」</text:p>
      <text:p text:style-name="P16">「あなたが――あなたに嫉妬なんて、そんなものは、今だって……」</text:p>
      <text:p text:style-name="P16"><text:soft-page-break/>「有りますよ」</text:p>
      <text:p text:style-name="P16">女の声は静かなる春風をひやりと斬った。詩の国に遊んでいた男は、急に足を外して下界に落ちた。落ちて見ればただの人である。相手は寄りつけぬ高い崖の上から、こちらを見下している。自分をこんな所に蹴落したのは誰だと考える暇もない。</text:p>
      <text:p text:style-name="P16">「清姫が蛇になったのは何歳でしょう」</text:p>
      <text:p text:style-name="P16">「左様、やっぱり十代にしないと芝居になりませんね。おおかた十八九でしょう」</text:p>
      <text:p text:style-name="P16">「安珍は」</text:p>
      <text:p text:style-name="P16">「安珍は二十五ぐらいがよくはないでしょうか」</text:p>
      <text:p text:style-name="P16">「小野さん」</text:p>
      <text:p text:style-name="P16">「ええ」</text:p>
      <text:p text:style-name="P16">「あなたは御何歳でしたかね」</text:p>
      <text:p text:style-name="P16">「私ですか――私はと……」</text:p>
      <text:p text:style-name="P16">「考えないと分らないんですか」</text:p>
      <text:p text:style-name="P16">「いえ、なに――たしか甲野君と御同い年でした」</text:p>
      <text:p text:style-name="P16">「そうそう兄と御同い年ですね。しかし兄の方がよっぽど老けて見えますよ」</text:p>
      <text:p text:style-name="P16">「なに、そうでも有りません」</text:p>
      <text:p text:style-name="P16">「本当よ」</text:p>
      <text:p text:style-name="P16">「何か奢りましょうか」</text:p>
      <text:p text:style-name="P16">「ええ、奢ってちょうだい。しかし、あなたのは顔が若いのじゃない。気が若いんですよ」</text:p>
      <text:p text:style-name="P16">「そんなに見えますか」</text:p>
      <text:p text:style-name="P16">「まるで坊っちゃんのようですよ」</text:p>
      <text:p text:style-name="P16">「可愛想に」</text:p>
      <text:p text:style-name="P16">「可愛らしいんですよ」</text:p>
      <text:p text:style-name="P16">女の二十四は男の三十にあたる。理も知らぬ、非も知らぬ、世の中がなぜ廻転して、なぜ落ちつくかは無論知らぬ。大いなる古今の舞台<text:soft-page-break/>の極まりなく発展するうちに、自己はいかなる地位を占めて、いかなる役割を演じつつあるかは固より知らぬ。ただ口だけは巧者である。天下を相手にする事も、国家を向うへ廻す事も、一団の群衆を眼前に、事を処する事も、女には出来ぬ。女はただ一人を相手にする芸当を心得ている。一人と一人と戦う時、勝つものは必ず女である。男は必ず負ける。具象の籠の中に飼われて、個体の粟を喙んでは嬉しげに羽搏するものは女である。籠の中の小天地で女と鳴く音を競うものは必ず斃れる。小野さんは詩人である。詩人だから、この籠の中に半分首を突き込んでいる。小野さんはみごとに鳴き損ねた。</text:p>
      <text:p text:style-name="P16">「可愛らしいんですよ。ちょうど安珍のようなの」</text:p>
      <text:p text:style-name="P16">「安珍は苛い」</text:p>
      <text:p text:style-name="P16">許せと云わぬばかりに、今度は受け留めた。</text:p>
      <text:p text:style-name="P16">「御不服なの」と女は眼元だけで笑う。</text:p>
      <text:p text:style-name="P16">「だって……」</text:p>
      <text:p text:style-name="P16">「だって、何が御厭なの」</text:p>
      <text:p text:style-name="P16">「私は安珍のように逃げやしません」</text:p>
      <text:p text:style-name="P16">これを逃げ損ねの受太刀と云う。坊っちゃんは機を見て奇麗に引き上げる事を知らぬ。</text:p>
      <text:p text:style-name="P16">「ホホホ私は清姫のように追っ懸けますよ」</text:p>
      <text:p text:style-name="P16">男は黙っている。</text:p>
      <text:p text:style-name="P16">「蛇になるには、少し年が老け過ぎていますかしら」</text:p>
      <text:p text:style-name="P16">時ならぬ春の稲妻は、女を出でて男の胸をするりと透した。色は紫である。</text:p>
      <text:p text:style-name="P16">「藤尾さん」</text:p>
      <text:p text:style-name="P16">「何です」</text:p>
      <text:p text:style-name="P16">呼んだ男と呼ばれた女は、面と向って対座している。六畳の座敷は緑り濃き植込に隔てられて、往来に鳴る車の響さえ幽かである。寂寞たる浮世のうちに、ただ二人のみ、生きている。茶縁の畳を境に、二尺を隔てて互に顔を見合した時、社会は彼らの傍を遠く立ち退いた。救世軍はこの時太鼓を敲いて市中を練り歩るいている。病院では腹膜<text:soft-page-break/>炎で患者が虫の気息を引き取ろうとしている。露西亜では虚無党が爆裂弾を投げている。停車場では掏摸が捕まっている。火事がある。赤子が生れかかっている。練兵場で新兵が叱られている。身を投げている。人を殺している。藤尾の兄さんと宗近君は叡山に登っている。</text:p>
      <text:p text:style-name="P16">花の香さえ重きに過ぐる深き巷に、呼び交わしたる男と女の姿が、死の底に滅り込む春の影の上に、明らかに躍りあがる。宇宙は二人の宇宙である。脈々三千条の血管を越す、若き血潮の、寄せ来る心臓の扉は、恋と開き恋と閉じて、動かざる男女を、躍然と大空裏に描き出している。二人の運命はこの危うき刹那に定まる。東か西か、微塵だに体を動かせばそれぎりである。呼ぶはただごとではない、呼ばれるのもただごとではない。生死以上の難関を互の間に控えて、羃然たる爆発物が抛げ出されるか、抛げ出すか、動かざる二人の身体は二塊の※(「陷のつくり＋炎」、第3水準1-87-64)である。</text:p>
      <text:p text:style-name="P16">「御帰りいっ」と云う声が玄関に響くと、砂利を軋る車輪がはたと行き留まった。襖を開ける音がする。小走りに廊下を伝う足音がする。張り詰めた二人の姿勢は崩れた。</text:p>
      <text:p text:style-name="P16">「母が帰って来たのです」と女は坐ったまま、何気なく云う。</text:p>
      <text:p text:style-name="P16">「ああ、そうですか」と男も何気なく答える。心を判然と外に露わさぬうちは罪にはならん。取り返しのつく謎は、法庭の証拠としては薄弱である。何気なく、もてなしている二人は、互に何気のあった事を黙許しながら、何気なく安心している。天下は太平である。何人も後指を指す事は出来ぬ。出来れば向うが悪るい。天下はあくまでも太平である。</text:p>
      <text:p text:style-name="P16">「御母さんは、どちらへか行らしったんですか」</text:p>
      <text:p text:style-name="P16">「ええ、ちょっと買物に出掛けました」</text:p>
      <text:p text:style-name="P16">「だいぶ御邪魔をしました」と立ち懸ける前に居住をちょっと繕ろい直す。洋袴の襞の崩れるのを気にして、常は出来るだけ楽に坐る男である。いざと云えば、突っかい棒に、尻を挙げるための、膝頭に揃えた両手は、雪のようなカフスに甲まで蔽われて、くすんだ鼠縞の袖の下から、七宝の夫婦釦が、きらりと顔を出している。</text:p>
      <text:p text:style-name="P16">「まあ御緩くりなさい。母が帰っても別に用事はないんですから」<text:soft-page-break/>と女は帰った人を迎える気色もない。男はもとより尻を上げるのは厭である。</text:p>
      <text:p text:style-name="P16">「しかし」と云いながら、隠袋の中を捜ぐって、太い巻煙草を一本取り出した。煙草の煙は大抵のものを紛らす。いわんやこれは金の吸口の着いた埃及産である。輪に吹き、山に吹き、雲に吹く濃き色のうちには、立ち掛けた腰を据え直して、クレオパトラと自分の間隔を少しでも詰める便が出来んとも限らぬ。</text:p>
      <text:p text:style-name="P16">薄い煙りの、黒い口髭を越して、ゆたかに流れ出した時、クレオパトラは果然、</text:p>
      <text:p text:style-name="P16">「まあ、御坐り遊ばせ」と叮嚀な命令を下した。</text:p>
      <text:p text:style-name="P16">男は無言のまま再び膝を崩す。御互に春の日は永い。</text:p>
      <text:p text:style-name="P16">「近頃は女ばかりで淋しくっていけません」</text:p>
      <text:p text:style-name="P16">「甲野君はいつ頃御帰りですか」</text:p>
      <text:p text:style-name="P16">「いつ頃帰りますか、ちっとも分りません」</text:p>
      <text:p text:style-name="P16">「御音信が有りますか」</text:p>
      <text:p text:style-name="P16">「いいえ」</text:p>
      <text:p text:style-name="P16">「時候が好いから京都は面白いでしょう」</text:p>
      <text:p text:style-name="P16">「あなたもいっしょに御出になればよかったのに」</text:p>
      <text:p text:style-name="P16">「私は……」と小野さんは後を暈かしてしまう。</text:p>
      <text:p text:style-name="P16">「なぜ行らっしゃらなかったの」</text:p>
      <text:p text:style-name="P16">「別に訳はないんです」</text:p>
      <text:p text:style-name="P16">「だって、古い御馴染じゃありませんか」</text:p>
      <text:p text:style-name="P16">「え？」</text:p>
      <text:p text:style-name="P16">小野さんは、煙草の灰を畳の上に無遠慮に落す。「え？」と云う時、不要意に手が動いたのである。</text:p>
      <text:p text:style-name="P16">「京都には長い事、いらしったんじゃありませんか」</text:p>
      <text:p text:style-name="P16">「それで御馴染なんですか」</text:p>
      <text:p text:style-name="P16">「ええ」</text:p>
      <text:p text:style-name="P16">「あんまり古い馴染だから、もう行く気にならんのです」</text:p>
      <text:p text:style-name="P16"><text:soft-page-break/>「随分不人情ね」</text:p>
      <text:p text:style-name="P16">「なに、そんな事はないです」と小野さんは比較的真面目になって、埃及煙草を肺の中まで吸い込んだ。</text:p>
      <text:p text:style-name="P16">「藤尾、藤尾」と向うの座敷で呼ぶ声がする。</text:p>
      <text:p text:style-name="P16">「御母さんでしょう」と小野さんが聞く。</text:p>
      <text:p text:style-name="P16">「ええ」</text:p>
      <text:p text:style-name="P16">「私はもう帰ります」</text:p>
      <text:p text:style-name="P16">「なぜです」</text:p>
      <text:p text:style-name="P16">「でも何か御用が御在りになるんでしょう」</text:p>
      <text:p text:style-name="P16">「あったって構わないじゃありませんか。先生じゃありませんか。先生が教えに来ているんだから、誰が帰ったって構わないじゃありませんか」</text:p>
      <text:p text:style-name="P16">「しかしあんまり教えないんだから」</text:p>
      <text:p text:style-name="P16">「教わっていますとも、これだけ教わっていればたくさんですわ」</text:p>
      <text:p text:style-name="P16">「そうでしょうか」</text:p>
      <text:p text:style-name="P16">「クレオパトラや、何かたくさん教わってるじゃありませんか」</text:p>
      <text:p text:style-name="P16">「クレオパトラぐらいで好ければ、いくらでもあります」</text:p>
      <text:p text:style-name="P16">「藤尾、藤尾」と御母さんはしきりに呼ぶ。</text:p>
      <text:p text:style-name="P16">「失礼ですがちょっと御免蒙ります。――なにまだ伺いたい事があるから待っていて下さい」</text:p>
      <text:p text:style-name="P16">藤尾は立った。男は六畳の座敷に取り残される。平床に据えた古薩摩の香炉に、いつ焼き残したる煙の迹か、こぼれた灰の、灰のままに崩れもせず、藤尾の部屋は昨日も今日も静かである。敷き棄てた八反の座布団に、主を待つ間の温気は、軽く払う春風に、ひっそり閑と吹かれている。</text:p>
      <text:p text:style-name="P16">小野さんは黙然と香炉を見て、また黙然と布団を見た。崩し格子の、畳から浮く角に、何やら光るものが奥に挟まっている。小野さんは少し首を横にして輝やくものを物色して考えた。どうも時計らしい。今までは頓と気がつかなかった。藤尾の立つ時に、絹障のしなやかに、布団が擦れて、隠したものが出掛ったのかも知れぬ。しかし布<text:soft-page-break/>団の下に時計を隠す必要はあるまい。小野さんは再び布団の下を覗いて見た。松葉形に繋ぎ合せた鎖の折れ曲って、表に向いている方が、細く光線を射返す奥に、盛り上がる七子の縁が幽かに浮いている。たしかに時計に違ない。小野さんは首を傾けた。</text:p>
      <text:p text:style-name="P16">金は色の純にして濃きものである。富貴を愛するものは必ずこの色を好む。栄誉を冀うものは必ずこの色を撰む。盛名を致すものは必ずこの色を飾る。磁石の鉄を吸うごとく、この色はすべての黒き頭を吸う。この色の前に平身せざるものは、弾力なき護謨である。一個の人として世間に通用せぬ。小野さんはいい色だと思った。</text:p>
      <text:p text:style-name="P16">折柄向う座敷の方角から、絹のざわつく音が、曲がり椽を伝わって近づいて来る。小野さんは覗き込んだ眼を急に外らして、素知らぬ顔で、容斎の軸を真正面に眺めていると、二人の影が敷居口にあらわれた。</text:p>
      <text:p text:style-name="P16">黒縮緬の三つ紋を撫で肩に着こなして、くすんだ半襟に、髷ばかりを古風につやつやと光らしている。</text:p>
      <text:p text:style-name="P16">「おやいらっしゃい」と御母さんは軽く会釈して、椽に近く座を占める。鶯も鳴かぬ代りに、目に立つほどの塵もなく掃除の行き届いた庭に、長過ぎるほどの松が、わが物顔に一本控えている。この松とこの御母さんは、何となく同一体のように思われる。</text:p>
      <text:p text:style-name="P16">「藤尾が始終御厄介になりまして――さぞわがままばかり申す事でございましょう。まるで小供でございますから――さあ、どうぞ御楽に――いつも御挨拶を申さねばならんはずでございますが、つい年を取っているものでございますから、失礼のみ致します。――どうも実に赤児で、困り切ります、駄々ばかり捏ねまして――でも英語だけは御蔭さまで大変好きな模様で――近頃ではだいぶむずかしいものが読めるそうで、自分だけはなかなか得意でおります。――何兄がいるのでございますから、教えて貰えば好いのでございますが、――どうも、その、やっぱり兄弟は行かんものと見えまして――」</text:p>
      <text:p text:style-name="P16">御母さんの弁舌は滾々としてみごとである。小野さんは一字の間投詞を挟む遑まなく、口車に乗って馳けて行く。行く先は固より判然せぬ。藤尾は黙って最前小野さんから借りた書物を開いて続を読んでいる。</text:p>
      <text:p text:style-name="P16"><text:soft-page-break/>「花を墓に、墓に口を接吻して、憂きわれを、ひたふるに嘆きたる女王は、浴湯をこそと召す。浴みしたる後は夕餉をこそと召す。この時賤しき厠卒ありて小さき籃に無花果を盛りて参らす。女王の該撒に送れる文に云う。願わくは安図尼と同じ墓にわれを埋めたまえと。無花果の繁れる青き葉陰にはナイルの泥の※(「陷のつくり＋炎」、第3水準1-87-64)の舌を冷やしたる毒蛇を、そっと忍ばせたり。該撒の使は走る。闥を排して眼を射れば――黄金の寝台に、位高き装を今日と凝らして、女王の屍は是非なく横わる。アイリスと呼ぶは女王の足のあたりにこの世を捨てぬ。チャーミオンと名づけたるは、女王の頭のあたりに、月黒き夜の露をあつめて、千顆の珠を鋳たる冠の、今落ちんとするを力なく支う。闥を排したる該撒の使はこはいかにと云う。埃及の御代しろし召す人の最後ぞ、かくありてこそと、チャーミオンは言い終って、倒れながらに目を瞑る」</text:p>
      <text:p text:style-name="P16">埃及の御代しろし召す人の最後ぞ、かくありてこそと云う最後の一句は、焚き罩むる錬香の尽きなんとして幽かなる尾を虚冥に曳くごとく、全き頁が淡く霞んで見える。</text:p>
      <text:p text:style-name="P16">「藤尾」と知らぬ御母さんは呼ぶ。</text:p>
      <text:p text:style-name="P16">男はやっと寛容だ姿で、呼ばれた方へ視線を向ける。呼ばれた当人は俯向ている。</text:p>
      <text:p text:style-name="P16">「藤尾」と御母さんは呼び直す。</text:p>
      <text:p text:style-name="P16">女の眼はようやくに頁を離れた。波を打つ廂髪の、白い額に接く下から、骨張らぬ細い鼻を承けて、紅を寸に織る唇が――唇をそと滑って、頬の末としっくり落ち合う※(「月＋咢」、第3水準1-90-51)が――※(「月＋咢」、第3水準1-90-51)を棄ててなよやかに退いて行く咽喉が――しだいと現実世界に競り出して来る。</text:p>
      <text:p text:style-name="P16">「なに？」と藤尾は答えた。昼と夜の間に立つ人の、昼と夜の間の返事である。</text:p>
      <text:p text:style-name="P16">「おや気楽な人だ事。そんなに面白い御本なのかい。――あとで御覧なさいな。失礼じゃないか。――この通り世間見ずのわがままもので、まことに困り切ります。――その御本は小野さんから拝借したのかい。大変奇麗な――汚さないようになさいよ。本なぞは大事にしないと――」</text:p>
      <text:p text:style-name="P16"><text:soft-page-break/>「大事にしていますわ」</text:p>
      <text:p text:style-name="P16">「それじゃ、好いけれども、またこないだのように……」</text:p>
      <text:p text:style-name="P16">「だって、ありゃ兄さんが悪いんですもの」</text:p>
      <text:p text:style-name="P16">「甲野君がどうかしたんですか」と小野さんは始めて口らしい口を開いた。</text:p>
      <text:p text:style-name="P16">「いえ、あなた、どうもわがまま者の寄り合いだもんでござんすから、始終、小供のように喧嘩ばかり致しまして――こないだも兄の本を……」と御母さんは藤尾の方を見て、言おうか、言うまいかと云う態度を取る。同情のある恐喝手段は長者の好んで年少に対して用いる遊戯である。</text:p>
      <text:p text:style-name="P16">「甲野君の書物をどうなすったんです」と小野さんは恐る恐る聞きたがる。</text:p>
      <text:p text:style-name="P16">「言いましょうか」と老人は半ば笑いながら、控えている。玩具の九寸五分を突き付けたような気合である。</text:p>
      <text:p text:style-name="P16">「兄の本を庭へ抛げたんですよ」と藤尾は母を差し置いて、鋭どい返事を小野さんの眉間へ向けて抛げつけた。御母さんは苦笑いをする。小野さんは口を開く。</text:p>
      <text:p text:style-name="P16">「これの兄も御存じの通り随分変人ですから」と御母さんは遠廻しに棄鉢になった娘の御機嫌をとる。</text:p>
      <text:p text:style-name="P16">「甲野さんはまだ御帰りにならんそうですね」と小野さんは、うまいところで話頭を転換した。</text:p>
      <text:p text:style-name="P16">「まるであなた鉄砲玉のようで――あれも、始終身体が悪いとか申して、ぐずぐずしておりますから、それならば、ちと旅行でもして判然したらよかろうと申しましてね――でも、まだ、何だかだと駄々を捏ねて、動かないのを、ようやく宗近に頼んで連れ出して貰いました。ところがまるで鉄砲玉で。若いものと申すものは……」</text:p>
      <text:p text:style-name="P16">「若いって兄さんは特別ですよ。哲学で超絶しているんだから特別ですよ」</text:p>
      <text:p text:style-name="P16">「そうかね、御母さんには何だか分らないけれども――それにあなた、あの宗近と云うのが大の呑気屋で、あれこそ本当の鉄砲玉で、随分の困りものでしてね」</text:p>
      <text:p text:style-name="P16"><text:soft-page-break/>「アハハハ快活な面白い人ですな」</text:p>
      <text:p text:style-name="P16">「宗近と云えば、御前さっきのものはどこにあるのかい」と御母さんは、きりりとした眼を上げて部屋のうちを見廻わす。</text:p>
      <text:p text:style-name="P16">「ここです」と藤尾は、軽く諸膝を斜めに立てて、青畳の上に、八反の座布団をさらりと滑べらせる。富貴の色は蜷局を三重に巻いた鎖の中に、堆く七子の蓋を盛り上げている。</text:p>
      <text:p text:style-name="P16">右手を伸べて、輝くものを戛然と鳴らすよと思う間に、掌より滑る鎖が、やおら畳に落ちんとして、一尺の長さに喰い留められると、余る力を横に抜いて、端につけた柘榴石の飾りと共に、長いものがふらりふらりと二三度揺れる。第一の波は紅の珠に女の白き腕を打つ。第二の波は観世に動いて、軽く袖口にあたる。第三の波のまさに静まらんとするとき、女は衝と立ち上がった。</text:p>
      <text:p text:style-name="P16">奇麗な色が、二色、三色入り乱れて、疾く動く景色を、茫然と眺めていた小野さんの前へぴたりと坐った藤尾は</text:p>
      <text:p text:style-name="P16">「御母さん」と後を顧みながら、</text:p>
      <text:p text:style-name="P16">「こうすると引き立ちますよ」と云って故の席に返る。小野さんの胴衣の胸には松葉形に組んだ金の鎖が、釦の穴を左右に抜けて、黒ずんだメルトン地を背景に燦爛と耀やいている。</text:p>
      <text:p text:style-name="P16">「どうです」と藤尾が云う。</text:p>
      <text:p text:style-name="P16">「なるほど善く似合いますね」と御母さんが云う。</text:p>
      <text:p text:style-name="P16">「全体どうしたんです」と小野さんは煙に巻かれながら聞く。御母さんはホホホと笑う。</text:p>
      <text:p text:style-name="P16">「上げましょうか」と藤尾は流し目に聞いた。小野さんは黙っている。</text:p>
      <text:p text:style-name="P16">「じゃ、まあ、止しましょう」と藤尾は再び立って小野さんの胸から金時計を外してしまった。</text:p>
      <text:h text:style-name="P14" text:outline-level="2">§　三</text:h>
      <text:p text:style-name="P16">柳※(「享＋單」、第4水準2-4-50)れて条々の煙を欄に吹き込むほどの雨の日である。衣桁に懸けた紺の背広の暗く下がるしたに、黒い靴足袋が三分一裏返しに丸く蹲踞っている。違棚の狭い上に、偉大な<text:soft-page-break/>頭陀袋を据えて、締括りのない紐をだらだらと嬾も垂らした傍らに、錬歯粉と白楊子が御早うと挨拶している。立て切った障子の硝子を通して白い雨の糸が細長く光る。</text:p>
      <text:p text:style-name="P16">「京都という所は、いやに寒い所だな」と宗近君は貸浴衣の上に銘仙の丹前を重ねて、床柱の松の木を背負て、傲然と箕坐をかいたまま、外を覗きながら、甲野さんに話しかけた。</text:p>
      <text:p text:style-name="P16">甲野さんは駱駝の膝掛を腰から下へ掛けて、空気枕の上で黒い頭をぶくつかせていたが</text:p>
      <text:p text:style-name="P16">「寒いより眠い所だ」</text:p>
      <text:p text:style-name="P16">と云いながらちょっと顔の向を換えると、櫛を入れたての濡れた頭が、空気の弾力で、脱ぎ棄てた靴足袋といっしょになる。</text:p>
      <text:p text:style-name="P16">「寝てばかりいるね。まるで君は京都へ寝に来たようなものだ」</text:p>
      <text:p text:style-name="P16">「うん。実に気楽な所だ」</text:p>
      <text:p text:style-name="P16">「気楽になって、まあ結構だ。御母さんが心配していたぜ」</text:p>
      <text:p text:style-name="P16">「ふん」</text:p>
      <text:p text:style-name="P16">「ふんは御挨拶だね。これでも君を気楽にさせるについては、人の知らない苦労をしているんだぜ」</text:p>
      <text:p text:style-name="P16">「君あの額の字が読めるかい」</text:p>
      <text:p text:style-name="P16">「なるほど妙だね。※雨※風［＃「にんべん＋孱」、51-3］［＃「にんべん＋愁」、51-3］か。見た事がないな。何でも人扁だから、人がどうかするんだろう。いらざる字を書きやがる。元来何者だい」</text:p>
      <text:p text:style-name="P16">「分らんね」</text:p>
      <text:p text:style-name="P16">「分からんでもいいや、それよりこの襖が面白いよ。一面に金紙を張り付けたところは豪勢だが、ところどころに皺が寄ってるには驚ろいたね。まるで緞帳芝居の道具立見たようだ。そこへ持って来て、筍を三本、景気に描いたのは、どう云う了見だろう。なあ甲野さん、これは謎だぜ」</text:p>
      <text:p text:style-name="P16">「何と云う謎だい」</text:p>
      <text:p text:style-name="P16">「それは知らんがね。意味が分からないものが描いてあるんだから謎だろう」</text:p>
      <text:p text:style-name="P16"><text:soft-page-break/>「意味が分からないものは謎にはならんじゃないか。意味があるから謎なんだ」</text:p>
      <text:p text:style-name="P16">「ところが哲学者なんてものは意味がないものを謎だと思って、一生懸命に考えてるぜ。気狂の発明した詰将棋の手を、青筋を立てて研究しているようなものだ」</text:p>
      <text:p text:style-name="P16">「じゃこの筍も気違の画工が描いたんだろう」</text:p>
      <text:p text:style-name="P16">「ハハハハ。そのくらい事理が分ったら煩悶もなかろう」</text:p>
      <text:p text:style-name="P16">「世の中と筍といっしょになるものか」</text:p>
      <text:p text:style-name="P16">「君、昔話しにゴージアン・ノットと云うのがあるじゃないか。知ってるかい」</text:p>
      <text:p text:style-name="P16">「人を中学生だと思ってる」</text:p>
      <text:p text:style-name="P16">「思っていなくっても、まあ聞いて見るんだ。知ってるなら云って見ろ」</text:p>
      <text:p text:style-name="P16">「うるさいな、知ってるよ」</text:p>
      <text:p text:style-name="P16">「だから云って御覧なさいよ。哲学者なんてものは、よくごまかすもので、何を聞いても知らないと白状の出来ない執念深い人間だから、……」</text:p>
      <text:p text:style-name="P16">「どっちが執念深いか分りゃしない」</text:p>
      <text:p text:style-name="P16">「どっちでも、いいから、云って御覧」</text:p>
      <text:p text:style-name="P16">「ゴージアン・ノットと云うのはアレキサンダー時代の話しさ」</text:p>
      <text:p text:style-name="P16">「うん、知ってるね。それで」</text:p>
      <text:p text:style-name="P16">「ゴージアスと云う百姓がジュピターの神へ車を奉納したところが……」</text:p>
      <text:p text:style-name="P16">「おやおや、少し待った。そんな事があるのかい。それから」</text:p>
      <text:p text:style-name="P16">「そんな事があるのかって、君、知らないのか」</text:p>
      <text:p text:style-name="P16">「そこまでは知らなかった」</text:p>
      <text:p text:style-name="P16">「何だ。自分こそ知らない癖に」</text:p>
      <text:p text:style-name="P16">「ハハハハ学校で習った時は教師がそこまでは教えなかった。あの教師もそこまではきっと知らないに違ない」</text:p>
      <text:p text:style-name="P16"><text:soft-page-break/>「ところがその百姓が、車の轅と横木を蔓で結いた結び目を誰がどうしても解く事が出来ない」</text:p>
      <text:p text:style-name="P16">「なあるほど、それをゴージアン・ノットと云うんだね。そうか。その結目をアレキサンダーが面倒臭いって、刀を抜いて切っちまったんだね。うん、そうか」</text:p>
      <text:p text:style-name="P16">「アレキサンダーは面倒臭いとも何とも云やあしない」</text:p>
      <text:p text:style-name="P16">「そりゃどうでもいい」</text:p>
      <text:p text:style-name="P16">「この結目を解いたものは東方の帝たらんと云う神託を聞いたとき、アレキサンダーがそれなら、こうするばかりだと云って……」</text:p>
      <text:p text:style-name="P16">「そこは知ってるんだ。そこは学校の先生に教わった所だ」</text:p>
      <text:p text:style-name="P16">「それじゃ、それでいいじゃないか」</text:p>
      <text:p text:style-name="P16">「いいがね、人間は、それならこうするばかりだと云う了見がなくっちゃ駄目だと思うんだね」</text:p>
      <text:p text:style-name="P16">「それもよかろう」</text:p>
      <text:p text:style-name="P16">「それもよかろうじゃ張り合がないな。ゴージアン・ノットはいくら考えたって解けっこ無いんだもの」</text:p>
      <text:p text:style-name="P16">「切れば解けるのかい」</text:p>
      <text:p text:style-name="P16">「切れば――解けなくっても、まあ都合がいいやね」</text:p>
      <text:p text:style-name="P16">「都合か。世の中に都合ほど卑怯なものはない」</text:p>
      <text:p text:style-name="P16">「するとアレキサンダーは大変な卑怯な男になる訳だ」</text:p>
      <text:p text:style-name="P16">「アレキサンダーなんか、そんなに豪いと思ってるのか」</text:p>
      <text:p text:style-name="P16">会話はちょっと切れた。甲野さんは寝返りを打つ。宗近君は箕坐のまま旅行案内をひろげる。雨は斜めに降る。</text:p>
      <text:p text:style-name="P16">古い京をいやが上に寂びよと降る糠雨が、赤い腹を空に見せて衝いと行く乙鳥の背に応えるほど繁くなったとき、下京も上京もしめやかに濡れて、三十六峰の翠りの底に、音は友禅の紅を溶いて、菜の花に注ぐ流のみである。「御前川上、わしゃ川下で……」と芹を洗う門口に、眉をかくす手拭の重きを脱げば、「大文字」が見える。「松虫」も「鈴虫」も幾代の春を苔蒸して、鶯の鳴くべき藪に、墓ばかりは残っている。鬼の出る羅生門に、鬼が来ずなってから、門もいつの代<text:soft-page-break/>にか取り毀たれた。綱が※(「てへん＋宛」、第3水準1-84-80)ぎとった腕の行末は誰にも分からぬ。ただ昔しながらの春雨が降る。寺町では寺に降り、三条では橋に降り、祇園では桜に降り、金閣寺では松に降る。宿の二階では甲野さんと宗近君に降っている。</text:p>
      <text:p text:style-name="P16">甲野さんは寝ながら日記を記けだした。横綴の茶の表布の少しは汗に汚ごれた角を、折るようにあけて、二三枚めくると、一頁の三が一ほど白い所が出て来た。甲野さんはここから書き始める。鉛筆を執って景気よく、</text:p>
      <text:p text:style-name="P16">「一奩楼角雨、閑殺古今人」</text:p>
      <text:p text:style-name="P16">と書いてしばらく考えている。転結を添えて絶句にする気と見える。</text:p>
      <text:p text:style-name="P16">旅行案内を放り出して宗近君はずしんと畳を威嚇して椽側へ出る。椽側には御誂向に一脚の籐の椅子が、人待ち顔に、しめっぽく据えてある。連※(「くさかんむり／翹」、第4水準2-87-19)の疎なる花の間から隣り家の座敷が見える。障子は立て切ってある。中では琴の音がする。</text:p>
      <text:p text:style-name="P16">「忽※［＃「耳＋吾」、56-1］弾琴響、垂楊惹恨新」</text:p>
      <text:p text:style-name="P16">と甲野さんは別行に十字書いたが、気に入らぬと見えて、すぐさま棒を引いた。あとは普通の文章になる。</text:p>
      <text:p text:style-name="P16">「宇宙は謎である。謎を解くは人々の勝手である。勝手に解いて、勝手に落ちつくものは幸福である。疑えば親さえ謎である。兄弟さえ謎である。妻も子も、かく観ずる自分さえも謎である。この世に生まれるのは解けぬ謎を、押しつけられて、白頭に※(「にんべん＋亶」、第3水準1-14-43)※(「にんべん＋回」、第3水準1-14-18)し、中夜に煩悶するために生まれるのである。親の謎を解くためには、自分が親と同体にならねばならぬ。妻の謎を解くためには妻と同心にならねばならぬ。宇宙の謎を解くためには宇宙と同心同体にならねばならぬ。これが出来ねば、親も妻も宇宙も疑である。解けぬ謎である、苦痛である。親兄弟と云う解けぬ謎のある矢先に、妻と云う新しき謎を好んで貰うのは、自分の財産の所置に窮している上に、他人の金銭を預かると一般である。妻と云う新らしき謎を貰うのみか、新らしき謎に、また新らしき謎を生ませて苦しむのは、預かった金銭に利子が積<text:soft-page-break/>んで、他人の所得をみずからと持ち扱うようなものであろう。……すべての疑は身を捨てて始めて解決が出来る。ただどう身を捨てるかが問題である。死？　死とはあまりに無能である」</text:p>
      <text:p text:style-name="P16">宗近君は籐の椅子に横平な腰を据えてさっきから隣りの琴を聴いている。御室の御所の春寒に、銘をたまわる琵琶の風流は知るはずがない。十三絃を南部の菖蒲形に張って、象牙に置いた蒔絵の舌を気高しと思う数奇も有たぬ。宗近君はただ漫然と聴いているばかりである。</text:p>
      <text:p text:style-name="P16">滴々と垣を蔽う連※(「くさかんむり／翹」、第4水準2-87-19)の黄な向うは業平竹の一叢に、苔の多い御影の突く這いを添えて、三坪に足らぬ小庭には、一面に叡山苔を這わしている。琴の音はこの庭から出る。</text:p>
      <text:p text:style-name="P16">雨は一つである。冬は合羽が凍る。秋は灯心が細る。夏は褌を洗う。春は――平打の銀簪を畳の上に落したまま、貝合せの貝の裏が朱と金と藍に光る傍に、ころりんと掻き鳴らし、またころりんと掻き乱す。宗近君の聴いてるのはまさにこのころりんである。</text:p>
      <text:p text:style-name="P16">「眼に見るは形である」と甲野さんはまた別行に書き出した。</text:p>
      <text:p text:style-name="P16">「耳に聴くは声である。形と声は物の本体ではない。物の本体を証得しないものには形も声も無意義である。何物かをこの奥に捕えたる時、形も声もことごとく新らしき形と声になる。これが象徴である。象徴とは本来空の不可思議を眼に見、耳に聴くための方便である。……」</text:p>
      <text:p text:style-name="P16">琴の手は次第に繁くなる。雨滴の絶間を縫うて、白い爪が幾度か駒の上を飛ぶと見えて、濃かなる調べは、太き糸の音と細き音を綯り合せて、代る代るに乱れ打つように思われる。甲野さんが「無絃の琴を聴いて始めて序破急の意義を悟る」と書き終った時、椅子に靠れて隣家ばかりを瞰下していた宗近君は</text:p>
      <text:p text:style-name="P16">「おい、甲野さん、理窟ばかり云わずと、ちとあの琴でも聴くがいい。なかなか旨いぜ」</text:p>
      <text:p text:style-name="P16">と椽側から部屋の中へ声を掛けた。</text:p>
      <text:p text:style-name="P16">「うん、さっきから拝聴している」と甲野さんは日記をぱたりと伏せた。</text:p>
      <text:p text:style-name="P16"><text:soft-page-break/>「寝ながら拝聴する法はないよ。ちょっと椽まで出張を命ずるから出て来なさい」</text:p>
      <text:p text:style-name="P16">「なに、ここで結構だ。構ってくれるな」と甲野さんは空気枕を傾けたまま起き上がる景色がない。</text:p>
      <text:p text:style-name="P16">「おい、どうも東山が奇麗に見えるぜ」</text:p>
      <text:p text:style-name="P16">「そうか」</text:p>
      <text:p text:style-name="P16">「おや、鴨川を渉る奴がある。実に詩的だな。おい、川を渉る奴があるよ」</text:p>
      <text:p text:style-name="P16">「渉ってもいいよ」</text:p>
      <text:p text:style-name="P16">「君、布団着て寝たる姿やとか何とか云うが、どこに布団を着ている訳かな。ちょっとここまで来て教えてくれんかな」</text:p>
      <text:p text:style-name="P16">「いやだよ」</text:p>
      <text:p text:style-name="P16">「君、そうこうしているうちに加茂の水嵩が増して来たぜ。いやあ大変だ。橋が落ちそうだ。おい橋が落ちるよ」</text:p>
      <text:p text:style-name="P16">「落ちても差し支えなしだ」</text:p>
      <text:p text:style-name="P16">「落ちても差し支えなしだ？　晩に都踊が見られなくっても差し支えなしかな」</text:p>
      <text:p text:style-name="P16">「なし、なし」と甲野さんは面倒臭くなったと見えて、寝返りを打って、例の金襖の筍を横に眺め始めた。</text:p>
      <text:p text:style-name="P16">「そう落ちついていちゃ仕方がない。こっちで降参するよりほかに名案もなくなった」と宗近さんは、とうとう我を折って部屋の中へ這入って来る。</text:p>
      <text:p text:style-name="P16">「おい、おい」</text:p>
      <text:p text:style-name="P16">「何だ、うるさい男だね」</text:p>
      <text:p text:style-name="P16">「あの琴を聴いたろう」</text:p>
      <text:p text:style-name="P16">「聴いたと云ったじゃないか」</text:p>
      <text:p text:style-name="P16">「ありゃ、君、女だぜ」</text:p>
      <text:p text:style-name="P16">「当り前さ」</text:p>
      <text:p text:style-name="P16">「幾何だと思う」</text:p>
      <text:p text:style-name="P16"><text:soft-page-break/>「幾歳だかね」</text:p>
      <text:p text:style-name="P16">「そう冷淡じゃ張り合がない。教えてくれなら、教えてくれと判然云うがいい」</text:p>
      <text:p text:style-name="P16">「誰が云うものか」</text:p>
      <text:p text:style-name="P16">「云わない？　云わなければこっちで云うばかりだ。ありゃ、島田だよ」</text:p>
      <text:p text:style-name="P16">「座敷でも開いてるのかい」</text:p>
      <text:p text:style-name="P16">「なに座敷はぴたりと締ってる」</text:p>
      <text:p text:style-name="P16">「それじゃまた例の通り好加減な雅号なんだろう」</text:p>
      <text:p text:style-name="P16">「雅号にして本名なるものだね。僕はあの女を見たんだよ」</text:p>
      <text:p text:style-name="P16">「どうして」</text:p>
      <text:p text:style-name="P16">「そら聴きたくなった」</text:p>
      <text:p text:style-name="P16">「何聴かなくってもいいさ。そんな事を聞くよりこの筍を研究している方がよっぽど面白い。この筍を寝ていて横に見ると、背が低く見えるがどう云うものだろう」</text:p>
      <text:p text:style-name="P16">「おおかた君の眼が横に着いているせいだろう」</text:p>
      <text:p text:style-name="P16">「二枚の唐紙に三本描いたのは、どう云う因縁だろう」</text:p>
      <text:p text:style-name="P16">「あんまり下手だから一本負けたつもりだろう」</text:p>
      <text:p text:style-name="P16">「筍の真青なのはなぜだろう」</text:p>
      <text:p text:style-name="P16">「食うと中毒ると云う謎なんだろう」</text:p>
      <text:p text:style-name="P16">「やっぱり謎か。君だって謎を釈くじゃないか」</text:p>
      <text:p text:style-name="P16">「ハハハハ。時々は釈いて見るね。時に僕がさっきから島田の謎を解いてやろうと云うのに、いっこう釈かせないのは哲学者にも似合わん不熱心な事だと思うがね」</text:p>
      <text:p text:style-name="P16">「釈きたければ釈くさ。そうもったいぶったって、頭を下げるような哲学者じゃない」</text:p>
      <text:p text:style-name="P16">「それじゃ、ひとまず安っぽく釈いてしまって、後から頭を下げさせる事にしよう。――あのね、あの琴の主はね」</text:p>
      <text:p text:style-name="P16">「うん」</text:p>
      <text:p text:style-name="P16"><text:soft-page-break/>「僕が見たんだよ」</text:p>
      <text:p text:style-name="P16">「そりゃ今聴いた」</text:p>
      <text:p text:style-name="P16">「そうか。それじゃ別に話す事もない」</text:p>
      <text:p text:style-name="P16">「なければ、いいさ」</text:p>
      <text:p text:style-name="P16">「いや好くない。それじゃ話す。昨日ね、僕が湯から上がって、椽側で肌を抜いで涼んでいると――聴きたいだろう――僕が何気なく鴨東の景色を見廻わして、ああ好い心持ちだとふと眼を落して隣家を見下すと、あの娘が障子を半分開けて、開けた障子に靠たれかかって庭を見ていたのさ」</text:p>
      <text:p text:style-name="P16">「別嬪かね」</text:p>
      <text:p text:style-name="P16">「ああ別嬪だよ。藤尾さんよりわるいが糸公より好いようだ」</text:p>
      <text:p text:style-name="P16">「そうかい」</text:p>
      <text:p text:style-name="P16">「それっきりじゃ、余まり他愛が無さ過ぎる。そりゃ残念な事をした、僕も見ればよかったぐらい義理にも云うがいい」</text:p>
      <text:p text:style-name="P16">「そりゃ残念な事をした、僕も見ればよかった」</text:p>
      <text:p text:style-name="P16">「ハハハハだから見せてやるから椽側まで出て来いと云うのに」</text:p>
      <text:p text:style-name="P16">「だって障子は締ってるんじゃないか」</text:p>
      <text:p text:style-name="P16">「そのうち開くかも知れないさ」</text:p>
      <text:p text:style-name="P16">「ハハハハ小野なら障子の開くまで待ってるかも知れない」</text:p>
      <text:p text:style-name="P16">「そうだね。小野を連れて来て見せてやれば好かった」</text:p>
      <text:p text:style-name="P16">「京都はああ云う人間が住むに好い所だ」</text:p>
      <text:p text:style-name="P16">「うん全く小野的だ。大将、来いと云うのになんのかのと云って、とうとう来ない」</text:p>
      <text:p text:style-name="P16">「春休みに勉強しようと云うんだろう」</text:p>
      <text:p text:style-name="P16">「春休みに勉強が出来るものか」</text:p>
      <text:p text:style-name="P16">「あんな風じゃいつだって勉強が出来やしない。一体文学者は軽いからいけない」</text:p>
      <text:p text:style-name="P16">「少々耳が痛いね。こっちも余まり重くはない方だからね」</text:p>
      <text:p text:style-name="P16">「いえ、単なる文学者と云うものは霞に酔ってぽうっとしているば<text:soft-page-break/>かりで、霞を披いて本体を見つけようとしないから性根がないよ」</text:p>
      <text:p text:style-name="P16">「霞の酔っ払か。哲学者は余計な事を考え込んで苦い顔をするから、塩水の酔っ払だろう」</text:p>
      <text:p text:style-name="P16">「君見たように叡山へ登るのに、若狭まで突き貫ける男は白雨の酔っ払だよ」</text:p>
      <text:p text:style-name="P16">「ハハハハそれぞれ酔っ払ってるから妙だ」</text:p>
      <text:p text:style-name="P16">甲野さんの黒い頭はこの時ようやく枕を離れた。光沢のある髪で湿っぽく圧し付けられていた空気が、弾力で膨れ上がると、枕の位置が畳の上でちょっと廻った。同時に駱駝の膝掛が擦り落ちながら、裏を返して半分に折れる。下から、だらしなく腰に捲き付けた平絎の細帯があらわれる。</text:p>
      <text:p text:style-name="P16">「なるほど酔っ払いに違ない」と枕元に畏まった宗近君は、即座に品評を加えた。相手は痩せた体躯を持ち上げた肱を二段に伸して、手の平に胴を支えたまま、自分で自分の腰のあたりを睨め廻していたが</text:p>
      <text:p text:style-name="P16">「たしかに酔っ払ってるようだ。君はまた珍らしく畏まってるじゃないか」と一重瞼の長く切れた間から、宗近君をじろりと見た。</text:p>
      <text:p text:style-name="P16">「おれは、これで正気なんだからね」</text:p>
      <text:p text:style-name="P16">「居住だけは正気だ」</text:p>
      <text:p text:style-name="P16">「精神も正気だからさ」</text:p>
      <text:p text:style-name="P16">「どてらを着て跪坐てるのは、酔っ払っていながら、異状がないと得意になるようなものだ。なおおかしいよ。酔っ払いは酔払らしくするがいい」</text:p>
      <text:p text:style-name="P16">「そうか、それじゃ御免蒙ろう」と宗近君はすぐさま胡坐をかく。</text:p>
      <text:p text:style-name="P16">「君は感心に愚を主張しないからえらい。愚にして賢と心得ているほど片腹痛い事はないものだ」</text:p>
      <text:p text:style-name="P16">「諫に従う事流るるがごとしとは僕の事を云ったものだよ」</text:p>
      <text:p text:style-name="P16">「酔払っていてもそれなら大丈夫だ」</text:p>
      <text:p text:style-name="P16">「なんて生意気を云う君はどうだ。酔払っていると知りながら、胡坐をかく事も跪坐る事も出来ない人間だろう」</text:p>
      <text:p text:style-name="P16">「まあ立ん坊だね」と甲野さんは淋し気に笑った。勢込んで喋舌っ<text:soft-page-break/>て来た宗近君は急に真面目になる。甲野さんのこの笑い顔を見ると宗近君はきっと真面目にならなければならぬ。幾多の顔の、幾多の表情のうちで、あるものは必ず人の肺腑に入る。面上の筋肉が我勝ちに躍るためではない。頭上の毛髪が一筋ごとに稲妻を起すためでもない。涙管の関が切れて滂沱の観を添うるがためでもない。いたずらに劇烈なるは、壮士が事もなきに剣を舞わして床を斬るようなものである。浅いから動くのである。本郷座の芝居である。甲野さんの笑ったのは舞台で笑ったのではない。</text:p>
      <text:p text:style-name="P16">毛筋ほどな細い管を通して、捕えがたい情けの波が、心の底から辛うじて流れ出して、ちらりと浮世の日に影を宿したのである。往来に転がっている表情とは違う。首を出して、浮世だなと気がつけばすぐ奥の院へ引き返す。引き返す前に、捕まえた人が勝ちである。捕まえ損なえば生涯甲野さんを知る事は出来ぬ。</text:p>
      <text:p text:style-name="P16">甲野さんの笑は薄く、柔らかに、むしろ冷やかである。そのおとなしいうちに、その速かなるうちに、その消えて行くうちに、甲野さんの一生は明かに描き出されている。この瞬間の意義を、そうかと合点するものは甲野君の知己である。斬った張ったの境に甲野さんを置いて、ははあ、こんな人かと合点するようでは親子といえどもいまだしである。兄弟といえども他人である。斬った張ったの境に甲野さんを置いて、始めて甲野さんの性格を描き出すのは野暮な小説である。二十世紀に斬った張ったがむやみに出て来るものではない。</text:p>
      <text:p text:style-name="P16">春の旅は長閑である。京の宿は静かである。二人は無事である。ふざけている。その間に宗近君は甲野さんを知り、甲野さんは宗近君を知る。これが世の中である。</text:p>
      <text:p text:style-name="P16">「立ん坊か」と云ったまま宗近君は駱駝の膝掛の馬簾をひねくり始めたが、やがて</text:p>
      <text:p text:style-name="P16">「いつまでも立ん坊か」</text:p>
      <text:p text:style-name="P16">と相手の顔は見ず、質問のように、独語のように、駱駝の膝掛に話しかけるように、立ん坊を繰り返した。</text:p>
      <text:p text:style-name="P16">「立ん坊でも覚悟だけはちゃんとしている」と甲野さんはこの時始めて、腰を浮かして、相手の方に向き直る。</text:p>
      <text:p text:style-name="P16"><text:soft-page-break/>「叔父さんが生きてると好いがな」</text:p>
      <text:p text:style-name="P16">「なに、阿爺が生きているとかえって面倒かも知れない」</text:p>
      <text:p text:style-name="P16">「そうさなあ」と宗近君はなあを引っ張った。</text:p>
      <text:p text:style-name="P16">「つまり、家を藤尾にくれてしまえばそれで済むんだからね」</text:p>
      <text:p text:style-name="P16">「それで君はどうするんだい」</text:p>
      <text:p text:style-name="P16">「僕は立ん坊さ」</text:p>
      <text:p text:style-name="P16">「いよいよ本当の立ん坊か」</text:p>
      <text:p text:style-name="P16">「うん、どうせ家を襲いだって立ん坊、襲がなくったって立ん坊なんだからいっこう構わない」</text:p>
      <text:p text:style-name="P16">「しかしそりゃ、いかん。第一叔母さんが困るだろう」</text:p>
      <text:p text:style-name="P16">「母がか」</text:p>
      <text:p text:style-name="P16">甲野さんは妙な顔をして宗近君を見た。</text:p>
      <text:p text:style-name="P16">疑がえば己にさえ欺むかれる。まして己以外の人間の、利害の衢に、損失の塵除と被る、面の厚さは、容易には度られぬ。親しき友の、わが母を、そうと評するのは、面の内側で評するのか、または外側でのみ云う了見か。己にさえ、己を欺く魔の、どこにか潜んでいるような気持は免かれぬものを、無二の友達とは云え、父方の縁続きとは云え、迂濶には天機を洩らしがたい。宗近の言は継母に対するわが心の底を見んための鎌か。見た上でも元の宗近ならばそれまでであるが、鎌を懸けるほどの男ならば、思う通りを引き出した後で、どう引っ繰り返らぬとも保証は出来ん。宗近の言は真率なる彼の、裏表の見界なく、母の口占を一図にそれと信じたる反響か。平生のかれこれから推して見ると多分そうだろう。よもや、母から頼まれて、曇る胸の、われにさえ恐ろしき淵の底に、詮索の錘を投げ込むような卑劣な振舞はしまい。けれども、正直な者ほど人には使われやすい。卑劣と知って、人の手先にはならんでも、われに対する好意から、見損なった母の意を承けて、御互に面白からぬ結果を、必然の期程以前に、家庭のなかに打ち開ける事がないとも限らん。いずれにしても入らぬ口は発くまい。</text:p>
      <text:p text:style-name="P16">二人はしばらく無言である。隣家ではまだ琴を弾いている。</text:p>
      <text:p text:style-name="P16">「あの琴は生田流かな」と甲野さんは、つかぬ事を聞く。</text:p>
      <text:p text:style-name="P16"><text:soft-page-break/>「寒くなった、狐の袖無でも着よう」と宗近君も、つかぬ事を云う。二人は離れ離れに口を発いている。</text:p>
      <text:p text:style-name="P16">丹前の胸を開いて、違棚の上から、例の異様な胴衣を取り下ろして、体を斜めに腕を通した時、甲野さんは聞いた。</text:p>
      <text:p text:style-name="P16">「その袖無は手製か」</text:p>
      <text:p text:style-name="P16">「うん、皮は支那に行った友人から貰ったんだがね、表は糸公が着けてくれた」</text:p>
      <text:p text:style-name="P16">「本物だ。旨いもんだ。御糸さんは藤尾なんぞと違って実用的に出来ているからいい」</text:p>
      <text:p text:style-name="P16">「いいか、ふん。彼奴が嫁に行くと少々困るね」</text:p>
      <text:p text:style-name="P16">「いい嫁の口はないかい」</text:p>
      <text:p text:style-name="P16">「嫁の口か」と宗近君はちょっと甲野さんを見たが、気の乗らない調子で「無い事もないが……」とだらりと言葉の尾を垂れた。甲野さんは問題を転じた。</text:p>
      <text:p text:style-name="P16">「御糸さんが嫁に行くと御叔父さんも困るね」</text:p>
      <text:p text:style-name="P16">「困ったって仕方がない、どうせいつか困るんだもの。――それよりか君は女房を貰わないのかい」</text:p>
      <text:p text:style-name="P16">「僕か――だって――食わす事が出来ないもの」</text:p>
      <text:p text:style-name="P16">「だから御母さんの云う通りに君が家を襲いで……」</text:p>
      <text:p text:style-name="P16">「そりゃ駄目だよ。母が何と云ったって、僕は厭なんだ」</text:p>
      <text:p text:style-name="P16">「妙だね、どうも。君が判然しないもんだから、藤尾さんも嫁に行かれないんだろう」</text:p>
      <text:p text:style-name="P16">「行かれないんじゃない、行かないんだ」</text:p>
      <text:p text:style-name="P16">宗近君はだまって鼻をぴくつかせている。</text:p>
      <text:p text:style-name="P16">「また鱧を食わせるな。毎日鱧ばかり食って腹の中が小骨だらけだ。京都と云う所は実に愚な所だ。もういい加減に帰ろうじゃないか」</text:p>
      <text:p text:style-name="P16">「帰ってもいい。鱧ぐらいなら帰らなくってもいい。しかし君の嗅覚は非常に鋭敏だね。鱧の臭がするかい」</text:p>
      <text:p text:style-name="P16">「するじゃないか。台所でしきりに焼いていらあね」</text:p>
      <text:p text:style-name="P16"><text:soft-page-break/>「そのくらい虫が知らせると阿爺も外国で死ななくっても済んだかも知れない。阿爺は嗅覚が鈍かったと見える」</text:p>
      <text:p text:style-name="P16">「ハハハハ。時に御叔父さんの遺物はもう、着いたか知ら」</text:p>
      <text:p text:style-name="P16">「もう着いた時分だね。公使館の佐伯と云う人が持って来てくれるはずだ。――何にもないだろう――書物が少しあるかな」</text:p>
      <text:p text:style-name="P16">「例の時計はどうしたろう」</text:p>
      <text:p text:style-name="P16">「そうそう。倫敦で買った自慢の時計か。あれは多分来るだろう。小供の時から藤尾の玩具になった時計だ。あれを持つとなかなか離さなかったもんだ。あの鏈に着いている柘榴石が気に入ってね」</text:p>
      <text:p text:style-name="P16">「考えると古い時計だね」</text:p>
      <text:p text:style-name="P16">「そうだろう、阿爺が始めて洋行した時に買ったんだから」</text:p>
      <text:p text:style-name="P16">「あれを御叔父さんの片身に僕にくれ」</text:p>
      <text:p text:style-name="P16">「僕もそう思っていた」</text:p>
      <text:p text:style-name="P16">「御叔父さんが今度洋行するときね、帰ったら卒業祝にこれを御前にやろうと約束して行ったんだよ」</text:p>
      <text:p text:style-name="P16">「僕も覚えている。――ことによると今頃は藤尾が取ってまた玩具にしているかも知れないが……」</text:p>
      <text:p text:style-name="P16">「藤尾さんとあの時計はとうてい離せないか。ハハハハなに構わない、それでも貰おう」</text:p>
      <text:p text:style-name="P16">甲野さんは、だまって宗近君の眉の間を、長い事見ていた。御昼の膳の上には宗近君の予言通り鱧が出た。</text:p>
      <text:h text:style-name="P14" text:outline-level="2">§　四</text:h>
      <text:p text:style-name="P16">甲野さんの日記の一筋に云う。</text:p>
      <text:p text:style-name="P16">「色を見るものは形を見ず、形を見るものは質を見ず」</text:p>
      <text:p text:style-name="P16">小野さんは色を見て世を暮らす男である。</text:p>
      <text:p text:style-name="P16">甲野さんの日記の一筋にまた云う。</text:p>
      <text:p text:style-name="P16">「生死因縁無了期、色相世界現狂癡」</text:p>
      <text:p text:style-name="P16">小野さんは色相世界に住する男である。</text:p>
      <text:p text:style-name="P16"><text:soft-page-break/>小野さんは暗い所に生れた。ある人は私生児だとさえ云う。筒袖を着て学校へ通う時から友達に苛められていた。行く所で犬に吠えられた。父は死んだ。外で辛い目に遇った小野さんは帰る家が無くなった。やむなく人の世話になる。</text:p>
      <text:p text:style-name="P16">水底の藻は、暗い所に漂うて、白帆行く岸辺に日のあたる事を知らぬ。右に揺こうが、左りに靡こうが嬲るは波である。ただその時々に逆らわなければ済む。馴れては波も気にならぬ。波は何物ぞと考える暇もない。なぜ波がつらく己れにあたるかは無論問題には上らぬ。上ったところで改良は出来ぬ。ただ運命が暗い所に生えていろと云う。そこで生えている。ただ運命が朝な夕なに動けと云う。だから動いている。――小野さんは水底の藻であった。</text:p>
      <text:p text:style-name="P16">京都では孤堂先生の世話になった。先生から絣の着物をこしらえて貰った。年に二十円の月謝も出して貰った。書物も時々教わった。祇園の桜をぐるぐる周る事を知った。知恩院の勅額を見上げて高いものだと悟った。御飯も一人前は食うようになった。水底の藻は土を離れてようやく浮かび出す。</text:p>
      <text:p text:style-name="P16">東京は目の眩む所である。元禄の昔に百年の寿を保ったものは、明治の代に三日住んだものよりも短命である。余所では人が蹠であるいている。東京では爪先であるく。逆立をする。横に行く。気の早いものは飛んで来る。小野さんは東京できりきりと回った。</text:p>
      <text:p text:style-name="P16">きりきりと回った後で、眼を開けて見ると世界が変っている。眼を擦すっても変っている。変だと考えるのは悪るく変った時である。小野さんは考えずに進んで行く。友達は秀才だと云う。教授は有望だと云う。下宿では小野さん小野さんと云う。小野さんは考えずに進んで行く。進んで行ったら陛下から銀時計を賜わった。浮かび出した藻は水面で白い花をもつ。根のない事には気がつかぬ。</text:p>
      <text:p text:style-name="P16">世界は色の世界である。ただこの色を味えば世界を味わったものである。世界の色は自己の成功につれて鮮やかに眼に映る。鮮やかなる事錦を欺くに至って生きて甲斐ある命は貴とい。小野さんの手巾には時々ヘリオトロープの香がする。</text:p>
      <text:p text:style-name="P16">世界は色の世界である、形は色の残骸である。残骸を論って中味の旨きを解せぬものは、方円の器に拘わって、盛り上る酒の泡をどう片<text:soft-page-break/>づけてしかるべきかを知らぬ男である。いかに見極めても皿は食われぬ。唇を着けぬ酒は気が抜ける。形式の人は、底のない道義の巵を抱いて、路頭に跼蹐している。</text:p>
      <text:p text:style-name="P16">世界は色の世界である。いたずらに空華と云い鏡花と云う。真如の実相とは、世に容れられぬ畸形の徒が、容れられぬ恨を、黒※郷裏［＃「甘＋舌」、72-14］に晴らすための妄想である。盲人は鼎を撫でる。色が見えねばこそ形が究めたくなる。手のない盲人は撫でる事をすらあえてせぬ。ものの本体を耳目のほかに求めんとするは、手のない盲人の所作である。小野さんの机の上には花が活けてある。窓の外には柳が緑を吹く。鼻の先には金縁の眼鏡が掛かっている。</text:p>
      <text:p text:style-name="P16">絢爛の域を超えて平淡に入るは自然の順序である。我らは昔し赤ん坊と呼ばれて赤いべべを着せられた。大抵のものは絵画のなかに生い立って、四条派の淡彩から、雲谷流の墨画に老いて、ついに棺桶のはかなきに親しむ。顧みると母がある、姉がある、菓子がある、鯉の幟がある。顧みれば顧みるほど華麗である。小野さんは趣が違う。自然の径路を逆しまにして、暗い土から、根を振り切って、日の透る波の、明るい渚へ漂うて来た。――坑の底で生れて一段ごとに美しい浮世へ近寄るためには二十七年かかった。二十七年の歴史を過去の節穴から覗いて見ると、遠くなればなるほど暗い。ただその途中に一点の紅がほのかに揺いている。東京へ来たてにはこの紅が恋しくて、寒い記憶を繰り返すのも厭わず、たびたび過去の節穴を覗いては、長き夜を、永き日を、あるは時雨るるをゆかしく暮らした。今は――紅もだいぶ遠退いた。その上、色もよほど褪めた。小野さんは節穴を覗く事を怠たるようになった。</text:p>
      <text:p text:style-name="P16">過去の節穴を塞ぎかけたものは現在に満足する。現在が不景気だと未来を製造する。小野さんの現在は薔薇である。薔薇の蕾である。小野さんは未来を製造する必要はない。蕾んだ薔薇を一面に開かせればそれが自からなる彼の未来である。未来の節穴を得意の管から眺めると、薔薇はもう開いている。手を出せば捕まえられそうである。早く捕まえろと誰かが耳の傍で云う。小野さんは博士論文を書こうと決心した。</text:p>
      <text:p text:style-name="P16">論文が出来たから博士になるものか、博士になるために論文が出来<text:soft-page-break/>るものか、博士に聞いて見なければ分らぬが、とにかく論文を書かねばならぬ。ただの論文ではならぬ、必ず博士論文でなくてはならぬ。博士は学者のうちで色のもっとも見事なるものである。未来の管を覗くたびに博士の二字が金色に燃えている。博士の傍には金時計が天から懸っている。時計の下には赤い柘榴石が心臓の焔となって揺れている。その側に黒い眼の藤尾さんが繊い腕を出して手招ぎをしている。すべてが美くしい画である。詩人の理想はこの画の中の人物となるにある。</text:p>
      <text:p text:style-name="P16">昔しタンタラスと云う人があった。わるい事をした罰で、苛い目に逢うたと書いてある。身体は肩深く水に浸っている。頭の上には旨そうな菓物が累々と枝をたわわに結実っている。タンタラスは咽喉が渇く。水を飲もうとすると水が退いて行く。タンタラスは腹が減る。菓物を食おうとすると菓物が逃げて行く。タンタラスの口が一尺動くと向うでも一尺動く。二尺前むと向うでも二尺前む。三尺四尺は愚か、千里を行き尽しても、タンタラスは腹が減り通しで、咽喉が渇き続けである。おおかた今でも水と菓物を追っ懸けて歩いてるだろう。――未来の管を覗くたびに、小野さんは、何だかタンタラスの子分のような気がする。それのみではない。時によると藤尾さんがつんと澄ましている事がある。長い眉を押しつけたように短かくして、屹と睨めている事がある。柘榴石がぱっと燃えて、※(「陷のつくり＋炎」、第3水準1-87-64)のなかに、女の姿が、包まれながら消えて行く事がある。博士の二字がだんだん薄くなって剥げながら暗くなる事がある。時計が遥かな天から隕石のように落ちて来て、割れる事がある。その時はぴしりと云う音がする。小野さんは詩人であるからいろいろな未来を描き出す。</text:p>
      <text:p text:style-name="P16">机の前に頬杖を突いて、色硝子の一輪挿をぱっと蔽う椿の花の奥に、小野さんは、例によって自分の未来を覗いている。幾通りもある未来のなかで今日は一層出来がわるい。</text:p>
      <text:p text:style-name="P16">「この時計をあなたに上げたいんだけれどもと女が云う。どうか下さいと小野さんが手を出す。女がその手をぴしゃりと平手でたたいて、御気の毒様もう約束済ですと云う。じゃ時計は入りません、しかしあなたは……と聞くと、私？　私は無論時計にくっ付いているんで<text:soft-page-break/>すと向をむいて、すたすた歩き出す」</text:p>
      <text:p text:style-name="P16">小野さんは、ここまで未来をこしらえて見たが、余り残刻なのに驚いて、また最初から出直そうとして、少し痛くなり掛けた※(「月＋咢」、第3水準1-90-51)を持ち上げると、障子が、すうと開いて、御手紙ですと下女が封書を置いて行く。</text:p>
      <text:p text:style-name="P16">「小野清三様」と子昂流にかいた名宛を見た時、小野さんは、急に両肱に力を入れて、机に持たした体を跳ねるように後へ引いた。未来を覗く椿の管が、同時に揺れて、唐紅の一片がロゼッチの詩集の上に音なしく落ちて来る。完き未来は、はや崩れかけた。</text:p>
      <text:p text:style-name="P16">小野さんは机に添えて左りの手を伸したまま、顔を斜めに、受け取った封書を掌の上に遠くから眺めていたが、容易に裏を返さない。返さんでもおおかたの見当はついている。ついていればこそ返しにくい。返した暁に推察の通りであったなら、それこそ取り返しがつかぬ。かつて亀に聞いた事がある。首を出すと打たれる。どうせ打たれるとは思いながら、出来るならばと甲羅の中に立て籠る。打たれる運命を眼前に控えた間際でも、一刻の首は一刻だけ縮めていたい。思うに小野さんは事実の判決を一寸に逃れる学士の亀であろう。亀は早晩首を出す。小野さんも今に封筒の裏を返すに違ない。</text:p>
      <text:p text:style-name="P16">良しばらく眺めていると今度は掌がむず痒ゆくなる。一刻の安きを貪った後は、安き思を、なお安くするために、裏返して得心したくなる。小野さんは思い切って、封筒を机の上に逆に置いた。裏から井上孤堂の四字が明かにあらわれる。白い状袋に墨を惜しまず肉太に記した草字は、小野さんの眼に、針の先を並べて植えつけたように紙を離れて飛びついて来た。</text:p>
      <text:p text:style-name="P16">小野さんは障らぬ神に祟なしと云う風で、両手を机から離す。ただ顔だけが机の上の手紙に向いている。しかし机と膝とは一尺の谷で縁が切れている。机から引き取った手は、ぐにゃりとして何だか肩から抜けて行きそうだ。</text:p>
      <text:p text:style-name="P16">封を切ろうか、切るまいか。だれか来て封を切れと云えば切らぬ理由を説明して、ついでに自分も安心する。しかし人を屈伏させないととうてい自分も屈伏させる事が出来ない。あやふやな柔術使は、一度往来で人を抛げて見ないうちはどうも柔術家たる所以を自分に証明す<text:soft-page-break/>る道がない。弱い議論と弱い柔術は似たものである。小野さんは京都以来の友人がちょっと遊びに来てくれればいいと思った。</text:p>
      <text:p text:style-name="P16">二階の書生がヴァイオリンを鳴らし始めた。小野さんも近日うちにヴァイオリンの稽古を始めようとしている。今日はそんな気もいっこう起らぬ。あの書生は呑気で羨しいと思う。――椿の花片がまた一つ落ちた。</text:p>
      <text:p text:style-name="P16">一輪挿を持ったまま障子を開けて椽側へ出る。花は庭へ棄てた。水もついでにあけた。花活は手に持っている。実は花活もついでに棄てるところであった。花活を持ったまま椽側に立っている。檜がある。塀がある。向に二階がある。乾きかけた庭に雨傘が干してある。蛇の目の黒い縁に落花が二片貼ついている。その他いろいろある。ことごとく無意義にある。みんな器械的である。</text:p>
      <text:p text:style-name="P16">小野さんは重い足を引き擦ってまた部屋のなかへ這入って来た。坐らずに机の前に立っている。過去の節穴がすうと開いて昔の歴史が細長く遠くに見える。暗い。その暗いなかの一点がぱっと燃え出した。動いて来る。小野さんは急に腰を屈めて手を伸ばすや否や封を切った。</text:p>
      <text:p text:style-name="P16">「拝啓柳暗花明の好時節と相成候処いよいよ御壮健奉賀候。小生も不相変頑強、小夜も息災に候えば、乍憚御休神可被下候。さて旧臘中一寸申上候東京表へ転住の義、其後色々の事情にて捗どりかね候所、此程に至り諸事好都合に埓あき、いよいよ近日中に断行の運びに至り候はずにつき左様御承知被下度候。二十年前に其地を引き払い候儘、両度の上京に、五六日の逗留の外は、全く故郷の消息に疎く、万事不案内に候えば到着の上は定めて御厄介の事と存候。</text:p>
      <text:p text:style-name="P16">「年来住み古るしたる住宅は隣家蔦屋にて譲り受け度旨申込有之、其他にも相談の口はかかり候えども、此方に取り極め申候。荷物其他嵩張り候ものは皆当地にて売払い、なるべく手軽に引き移るつもりに御座候。唯小夜所持の琴一面は本人の希望により、東京迄持ち運び候事に相成候。故きを棄てがたき婦女の心情御憐察可被下候。</text:p>
      <text:p text:style-name="P16">「御承知の通小夜は五年前当地に呼び寄せ候迄、東京にて学校教育を受け候事とて切に転住の速かなる事を希望致し居候。同人行末の義に関しては大略御同意の事と存じ候えば別に不申述。追て其地にて御<text:soft-page-break/>面会の上篤と御協議申上度と存候。</text:p>
      <text:p text:style-name="P16">「博覧会にて御地は定めて雑沓の事と存候。出立の節はなるべく急行の夜汽車を撰みたくと存じ候えども、急行は非常の乗客の由につき、一層途中にて一二泊の上ゆるゆる上京致すやも計りがたく候。時日刻限はいずれ確定次第御報可致候。まずは右当用迄匆々不一」</text:p>
      <text:p text:style-name="P16">読み終った小野さんは、机の前に立ったままである。巻き納めぬ手紙は右の手からだらりと垂れて、清三様……孤堂とかいた端が青いカシミヤの机掛の上に波を打って二三段に畳まれている。小野さんは自分の手元から半切れを伝わって机掛の白く染め抜かれているあたりまで順々に見下して行く。見下した眼の行き留った時、やむを得ず、睛を転じてロゼッチの詩集を眺めた。詩集の表紙の上に散った二片の紅も眺めた。紅に誘われて、右の角に在るべき色硝子の一輪挿も眺めようとした。一輪挿はどこかへ行ってあらぬ。一昨日挿した椿は影も形もない。うつくしい未来を覗く管が無くなった。</text:p>
      <text:p text:style-name="P16">小野さんは机の前へ坐った。力なく巻き納める恩人の手紙のなかから妙な臭が立ち上る。一種古ぼけた黴臭いにおいが上る。過去のにおいである。忘れんとして躊躇する毛筋の末を引いて、細い縁に、絶えるほどにつながるる今と昔を、面のあたりに結び合わす香である。</text:p>
      <text:p text:style-name="P16">半世の歴史を長き穂の心細きまで逆しまに尋ぬれば、溯るほどに暗澹となる。芽を吹く今の幹なれば、通わぬ脈の枯れ枝の末に、錐の力の尖れるを幸と、記憶の命を突き透すは要なしと云わんよりむしろ無惨である。ジェーナスの神は二つの顔に、後ろをも前をも見る。幸なる小野さんは一つの顔しか持たぬ。背を過去に向けた上は、眼に映るは煕々たる前程のみである。後を向けばひゅうと北風が吹く。この寒い所をやっとの思いで斬り抜けた昨日今日、寒い所から、寒いものが追っ懸けて来る。今まではただ忘れればよかった。未来の発展の暖く鮮やかなるうちに、己れを捲き込んで、一歩でも過去を遠退けばそれで済んだ。生きている過去も、死んだ過去のうちに静かに鏤られて、動くかとは掛念しながらも、まず大丈夫だろうと、その日、その日に立ち退いては、顧みるパノラマの長く連なるだけで、一点も動かぬに胸を撫でていた。ところが、昔しながらとたかを括って、過去の管を今さら覗いて見ると――動くものがある。われは過去を棄てんとしつ<text:soft-page-break/>つあるに、過去はわれに近づいて来る。逼って来る。静かなる前後と枯れ尽したる左右を乗り超えて、暗夜を照らす提灯の火のごとく揺れて来る、動いてくる。小野さんは部屋の中を廻り始めた。</text:p>
      <text:p text:style-name="P16">自然は自然を用い尽さぬ。極まらんとする前に何事か起る。単調は自然の敵である。小野さんが部屋の中を廻り始めて半分と立たぬうちに、障子から下女の首が出た。</text:p>
      <text:p text:style-name="P16">「御客様」と笑いながら云う。なぜ笑うのか要領を得ぬ。御早うと云っては笑い、御帰んなさいと云っては笑い、御飯ですと云っては笑う。人を見て妄りに笑うものは必ず人に求むるところのある証拠である。この下女はたしかに小野さんからある報酬を求めている。</text:p>
      <text:p text:style-name="P16">小野さんは気のない顔をして下女を見たのみである。下女は失望した。</text:p>
      <text:p text:style-name="P16">「通しましょうか」</text:p>
      <text:p text:style-name="P16">小野さんは「え、うん」と判然しない返事をする。下女はまた失望した。下女がむやみに笑うのは小野さんに愛嬌があるからである。愛嬌のない御客は下女から見ると半文の価値もない。小野さんはこの心理を心得ている。今日まで下女の人望を繋いだのも全くこの自覚に基づく。小野さんは下女の人望をさえ妄りに落す事を好まぬほどの人物である。</text:p>
      <text:p text:style-name="P16">同一の空間は二物によって同時に占有せらるる事能わずと昔しの哲学者が云った。愛嬌と不安が同時に小野さんの脳髄に宿る事はこの哲学者の発明に反する。愛嬌が退いて不安が這入る。下女は悪るいところへぶつかった。愛嬌が退いて不安が這入る。愛嬌が附焼刃で不安が本体だと思うのは偽哲学者である。家主が這入るについて、愛嬌が示談の上、不安に借家を譲り渡したまでである。それにしても小野さんは悪るいところを下女に見られた。</text:p>
      <text:p text:style-name="P16">「通してもいいんですか」</text:p>
      <text:p text:style-name="P16">「うん、そうさね」</text:p>
      <text:p text:style-name="P16">「御留守だって云いましょうか」</text:p>
      <text:p text:style-name="P16">「誰だい」</text:p>
      <text:p text:style-name="P16">「浅井さん」</text:p>
      <text:p text:style-name="P16"><text:soft-page-break/>「浅井か」</text:p>
      <text:p text:style-name="P16">「御留守？」</text:p>
      <text:p text:style-name="P16">「そうさね」</text:p>
      <text:p text:style-name="P16">「御留守になさいますか」</text:p>
      <text:p text:style-name="P16">「どう、しようか知ら」</text:p>
      <text:p text:style-name="P16">「どっち、でも」</text:p>
      <text:p text:style-name="P16">「逢おうかな」</text:p>
      <text:p text:style-name="P16">「じゃ、通しましょう」</text:p>
      <text:p text:style-name="P16">「おい、ちょっと、待った。おい」</text:p>
      <text:p text:style-name="P16">「何です」</text:p>
      <text:p text:style-name="P16">「ああ、好い。好し好し」</text:p>
      <text:p text:style-name="P16">友達には逢いたい時と、逢いたくない時とある。それが判然すれば何の苦もない。いやなら留守を使えば済む。小野さんは先方の感情を害せぬ限りは留守を使う勇気のある男である。ただ困るのは逢いたくもあり、逢いたくもなくて、前へ行ったり後ろへ戻ったりして下女にまで馬鹿にされる時である。</text:p>
      <text:p text:style-name="P16">往来で人と往き合う事がある。双方でちょっと体を交わせば、それぎりで御互にもとの通り、あかの他人となる。しかし時によると両方で、同じ右か、同じ左りへ避ける。これではならぬと反対の側へ出ようと、足元を取り直すとき、向うもこれではならぬと気を換えて反対へ出る。反対と反対が鉢合せをして、おいしまったと心づいて、また出直すと、同時同刻に向うでも同様に出直してくる。両人は出直そうとしては出遅れ、出遅れては出直そうとして、柱時計の振子のようにこっち、あっちと迷い続けに迷うてくる。しまいには双方で双方を思い切りの悪るい野郎だと悪口が云いたくなる。人望のある小野さんは、もう少しで下女に思い切りの悪るい野郎だと云われるところであった。</text:p>
      <text:p text:style-name="P16">そこへ浅井君が這入ってくる。浅井君は京都以来の旧友である。茶の帽子のいささか崩れかかったのを、右の手で圧し潰すように握って、畳の上へ抛り出すや否や</text:p>
      <text:p text:style-name="P16"><text:soft-page-break/>「ええ天気だな」と胡坐をかく。小野さんは天気の事を忘れていた。</text:p>
      <text:p text:style-name="P16">「いい天気だね」</text:p>
      <text:p text:style-name="P16">「博覧会へ行ったか」</text:p>
      <text:p text:style-name="P16">「いいや、まだ行かない」</text:p>
      <text:p text:style-name="P16">「行って見い、面白いぜ。昨日行っての、アイスクリームを食うて来た」</text:p>
      <text:p text:style-name="P16">「アイスクリーム？　そう、昨日はだいぶ暑かったからね」</text:p>
      <text:p text:style-name="P16">「今度は露西亜料理を食いに行くつもりだ。どうだいっしょに行かんか」</text:p>
      <text:p text:style-name="P16">「今日かい」</text:p>
      <text:p text:style-name="P16">「うん今日でもいい」</text:p>
      <text:p text:style-name="P16">「今日は、少し……」</text:p>
      <text:p text:style-name="P16">「行かんか。あまり勉強すると病気になるぞ。早く博士になって、美しい嫁さんでも貰おうと思うてけつかる。失敬な奴ちゃ」</text:p>
      <text:p text:style-name="P16">「なにそんな事はない。勉強がちっとも出来なくって困る」</text:p>
      <text:p text:style-name="P16">「神経衰弱だろう。顔色が悪いぞ」</text:p>
      <text:p text:style-name="P16">「そうか、どうも心持ちがわるい」</text:p>
      <text:p text:style-name="P16">「そうだろう。井上の御嬢さんが心配する、早く露西亜料理でも食うて、好うならんと」</text:p>
      <text:p text:style-name="P16">「なぜ」</text:p>
      <text:p text:style-name="P16">「なぜって、井上の御嬢さんは東京へ来るんだろう」</text:p>
      <text:p text:style-name="P16">「そうか」</text:p>
      <text:p text:style-name="P16">「そうかって、君の所へは無論通知が来たはずじゃ」</text:p>
      <text:p text:style-name="P16">「君の所へは来たかい」</text:p>
      <text:p text:style-name="P16">「うん、来た。君の所へは来んのか」</text:p>
      <text:p text:style-name="P16">「いえ来た事は来たがね」</text:p>
      <text:p text:style-name="P16">「いつ来たか」</text:p>
      <text:p text:style-name="P16">「もう少し先刻だった」</text:p>
      <text:p text:style-name="P16"><text:soft-page-break/>「いよいよ結婚するんだろう」</text:p>
      <text:p text:style-name="P16">「なにそんな事があるものか」</text:p>
      <text:p text:style-name="P16">「せんのか、なぜ？」</text:p>
      <text:p text:style-name="P16">「なぜって、そこにはだんだん深い事情があるんだがね」</text:p>
      <text:p text:style-name="P16">「どんな事情が」</text:p>
      <text:p text:style-name="P16">「まあ、それはおって緩っくり話すよ。僕も井上先生には大変世話になったし、僕の力で出来る事は何でも先生のためにする気なんだがね。結婚なんて、そう思う通りに急に出来るものじゃないさ」</text:p>
      <text:p text:style-name="P16">「しかし約束があるんだろう」</text:p>
      <text:p text:style-name="P16">「それがね、いつか君にも話そう話そうと思っていたんだが、――僕は実に先生には同情しているんだよ」</text:p>
      <text:p text:style-name="P16">「そりゃ、そうだろう」</text:p>
      <text:p text:style-name="P16">「まあ、先生が出て来たら緩くり話そうと思うんだね。そう向うだけで一人ぎめにきめていても困るからね」</text:p>
      <text:p text:style-name="P16">「どんなに一人できめているんだい」</text:p>
      <text:p text:style-name="P16">「きめているらしいんだね、手紙の様子で見ると」</text:p>
      <text:p text:style-name="P16">「あの先生も随分昔堅気だからな」</text:p>
      <text:p text:style-name="P16">「なかなか自分できめた事は動かない。一徹なんだ」</text:p>
      <text:p text:style-name="P16">「近頃は家計の方も余りよくないんだろう」</text:p>
      <text:p text:style-name="P16">「どうかね。そう困りもしまい」</text:p>
      <text:p text:style-name="P16">「時に何時かな、君ちょっと時計を見てくれ」</text:p>
      <text:p text:style-name="P16">「二時十六分だ」</text:p>
      <text:p text:style-name="P16">「二時十六分？――それが例の恩賜の時計か」</text:p>
      <text:p text:style-name="P16">「ああ」</text:p>
      <text:p text:style-name="P16">「旨い事をしたなあ。僕も貰って置けばよかった。こう云うものを持っていると世間の受けがだいぶ違うな」</text:p>
      <text:p text:style-name="P16">「そう云う事もあるまい」</text:p>
      <text:p text:style-name="P16">「いやある。何しろ天皇陛下が保証して下さったんだからたしかだ」</text:p>
      <text:p text:style-name="P16"><text:soft-page-break/>「君これからどこかへ行くのかい」</text:p>
      <text:p text:style-name="P16">「うん、天気がいいから遊ぶんだ。どうだいっしょに行かんか」</text:p>
      <text:p text:style-name="P16">「僕は少し用があるから――しかしそこまでいっしょに出よう」</text:p>
      <text:p text:style-name="P16">門口で分れた小野さんの足は甲野の邸に向った。</text:p>
      <text:h text:style-name="P13"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06T11:19:43.639405250</dc:date>
    <meta:editing-cycles>46</meta:editing-cycles>
    <meta:editing-duration>PT1H9M52S</meta:editing-duration>
    <meta:document-statistic meta:table-count="0" meta:image-count="0" meta:object-count="0" meta:page-count="58" meta:paragraph-count="749" meta:word-count="36937" meta:character-count="44423" meta:non-whitespace-character-count="42812"/>
    <meta:user-defined meta:name="Info 1"/>
    <meta:user-defined meta:name="Info 2"/>
    <meta:user-defined meta:name="Info 3"/>
    <meta:user-defined meta:name="Info 4"/>
  </office:meta>
</office:document-meta>
</file>